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748cm" fo:min-width="11.1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96cm" fo:min-width="27.057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335cm" fo:min-width="24.22cm"/>
    </style:style>
    <style:style style:name="gr5" style:family="graphic" style:parent-style-name="standard">
      <style:graphic-properties draw:fill-color="#ff6633" draw:textarea-horizontal-align="center" draw:textarea-vertical-align="middle"/>
    </style:style>
    <style:style style:name="gr6" style:family="graphic" style:parent-style-name="standard">
      <style:graphic-properties draw:fill-color="#e6ff00" draw:textarea-horizontal-align="center" draw:textarea-vertical-align="middle"/>
    </style:style>
    <style:style style:name="gr7" style:family="graphic" style:parent-style-name="standard">
      <style:graphic-properties draw:marker-end="" draw:marker-end-width="0.25cm" draw:textarea-horizontal-align="center" draw:textarea-vertical-align="middle"/>
    </style:style>
    <style:style style:name="gr8" style:family="graphic" style:parent-style-name="standard">
      <style:graphic-properties draw:marker-end="Arrow" draw:marker-end-width="0.559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42cm" fo:min-width="23.9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3cm" fo:min-width="25.14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446cm" fo:min-width="6.388cm"/>
    </style:style>
    <style:style style:name="gr12" style:family="graphic" style:parent-style-name="standard">
      <style:graphic-properties draw:fill-color="#ccccff" draw:textarea-horizontal-align="center" draw:textarea-vertical-align="middle"/>
    </style:style>
    <style:style style:name="gr13" style:family="graphic" style:parent-style-name="standard">
      <style:graphic-properties draw:fill-color="#e6ff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7.291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6.1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21cm" fo:min-width="27.704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6.5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5cm" fo:min-width="22.962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5.538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9.026cm"/>
    </style:style>
    <style:style style:name="gr21" style:family="graphic" style:parent-style-name="standard">
      <style:graphic-properties draw:stroke="dash" draw:stroke-dash="Fine_20_Dashed_20__28_var_29_" draw:marker-end="" draw:marker-end-width="0.25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2cm" fo:min-width="20.2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96cm" fo:min-width="26.695cm"/>
    </style:style>
    <style:style style:name="gr24" style:family="graphic" style:parent-style-name="standard">
      <style:graphic-properties draw:fill-color="#e6e64c" draw:textarea-horizontal-align="center" draw:textarea-vertical-align="middle"/>
    </style:style>
    <style:style style:name="gr25" style:family="graphic" style:parent-style-name="standard">
      <style:graphic-properties draw:fill-color="#cccc00" draw:textarea-horizontal-align="center" draw:textarea-vertical-align="middle"/>
    </style:style>
    <style:style style:name="gr26" style:family="graphic" style:parent-style-name="standard">
      <style:graphic-properties draw:fill-color="#999999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023cm" fo:min-width="3.987cm"/>
    </style:style>
    <style:style style:name="gr28" style:family="graphic" style:parent-style-name="standard">
      <style:graphic-properties draw:fill-color="#e6e64c" draw:textarea-horizontal-align="center" draw:textarea-vertical-align="middle"/>
    </style:style>
    <style:style style:name="gr29" style:family="graphic" style:parent-style-name="standard">
      <style:graphic-properties draw:fill-color="#cccc00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17cm" fo:min-width="9.659cm"/>
    </style:style>
    <style:style style:name="gr31" style:family="graphic" style:parent-style-name="standard">
      <style:graphic-properties draw:fill-color="#eb613d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9.593cm"/>
    </style:style>
    <style:style style:name="gr33" style:family="graphic" style:parent-style-name="standard">
      <style:graphic-properties draw:marker-end="Arrow" draw:marker-end-width="0.356cm" draw:textarea-horizontal-align="center" draw:textarea-vertical-align="middle"/>
    </style:style>
    <style:style style:name="gr34" style:family="graphic" style:parent-style-name="standard">
      <style:graphic-properties draw:marker-end="" draw:marker-end-width="0.356cm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54cm" fo:min-width="5.538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2.048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3.98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01cm" fo:min-width="17.9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2cm" fo:min-width="27.052cm"/>
    </style:style>
    <style:style style:name="gr40" style:family="graphic" style:parent-style-name="standard">
      <style:graphic-properties draw:stroke="dash" draw:stroke-dash="Fine_20_Dashed_20__28_var_29_" draw:marker-end="Arrow" draw:marker-end-width="0.406cm" draw:textarea-horizontal-align="center" draw:textarea-vertical-align="middle"/>
    </style:style>
    <style:style style:name="gr41" style:family="graphic" style:parent-style-name="standard">
      <style:graphic-properties draw:fill-color="#b3b3b3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2cm" fo:min-width="26.921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4.703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4.175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6.70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3cm" fo:min-width="27.01cm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7.618cm"/>
    </style:style>
    <style:style style:name="gr48" style:family="graphic" style:parent-style-name="standard">
      <style:graphic-properties draw:fill-color="#ccccff" draw:textarea-horizontal-align="center" draw:textarea-vertical-align="middle"/>
    </style:style>
    <style:style style:name="gr49" style:family="graphic" style:parent-style-name="standard">
      <style:graphic-properties draw:marker-start="Arrow" draw:marker-start-width="0.356cm" draw:marker-end="" draw:marker-end-width="0.25cm"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4.374cm"/>
    </style:style>
    <style:style style:name="gr51" style:family="graphic" style:parent-style-name="standard">
      <style:graphic-properties svg:stroke-width="0.305cm" draw:marker-start="Arrow" draw:marker-start-width="0.813cm" draw:marker-end="" draw:marker-end-width="0.711cm" draw:textarea-horizontal-align="center" draw:textarea-vertical-align="middle" fo:padding-top="0.152cm" fo:padding-bottom="0.152cm" fo:padding-left="0.152cm" fo:padding-right="0.152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6.036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3.427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7.364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44cm" fo:min-width="5.8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42cm" fo:min-width="16.01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58cm" fo:min-width="26.45cm"/>
    </style:style>
    <style:style style:name="gr58" style:family="graphic" style:parent-style-name="standard">
      <style:graphic-properties draw:fill-color="#ffff66" draw:textarea-vertical-align="middle" draw:auto-grow-height="false" fo:min-height="0.749cm" fo:min-width="0.499cm"/>
    </style:style>
    <style:style style:name="gr59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60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6cm" fo:min-width="23.335cm"/>
    </style:style>
    <style:style style:name="gr62" style:family="graphic" style:parent-style-name="standard">
      <style:graphic-properties svg:stroke-width="0.102cm" draw:marker-start="Arrow" draw:marker-start-width="0.51cm" draw:marker-end="" draw:marker-end-width="0.408cm" draw:textarea-horizontal-align="center" draw:textarea-vertical-align="middle" fo:padding-top="0.052cm" fo:padding-bottom="0.052cm" fo:padding-left="0.052cm" fo:padding-right="0.052cm"/>
    </style:style>
    <style:style style:name="gr63" style:family="graphic" style:parent-style-name="standard">
      <style:graphic-properties draw:textarea-horizontal-align="justify" draw:textarea-vertical-align="middle" draw:auto-grow-height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7cm" fo:min-width="17.94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Charter" style:font-family-generic="roman" style:font-pitch="variable" fo:font-size="30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text:enable-numbering="true" fo:text-indent="0cm"/>
    </style:style>
    <style:style style:name="P5" style:family="paragraph">
      <style:paragraph-properties fo:margin-left="0cm" fo:margin-right="0cm" text:enable-numbering="true" fo:text-indent="0cm"/>
      <style:text-properties fo:font-family="Charter" style:font-family-generic="swiss" style:font-pitch="variable" fo:font-size="25.1000003814697pt" fo:font-weight="normal" style:font-size-asian="24pt" style:font-size-complex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Charter" style:font-family-generic="roman" style:font-pitch="variable" fo:font-size="30pt"/>
    </style:style>
    <style:style style:name="P8" style:family="paragraph">
      <style:paragraph-properties fo:margin-left="0cm" fo:margin-right="0cm" fo:text-align="center" fo:text-indent="0cm"/>
      <style:text-properties fo:font-family="Charter" style:font-family-generic="roman" style:font-pitch="variable" fo:font-size="17.5pt"/>
    </style:style>
    <style:style style:name="P9" style:family="paragraph">
      <style:paragraph-properties fo:margin-left="0cm" fo:margin-right="0cm" fo:text-align="center" fo:text-indent="0cm"/>
      <style:text-properties fo:font-family="Charter" style:font-style-name="Regular" style:font-family-generic="roman" style:font-pitch="variable" fo:font-size="20pt" style:font-size-asian="24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text:enable-numbering="true" fo:text-indent="0cm"/>
      <style:text-properties fo:font-family="Charter" style:font-family-generic="swiss" style:font-pitch="variable" fo:font-size="25.1000003814697pt" fo:font-weight="normal" style:font-size-asian="20pt" style:font-size-complex="20pt"/>
    </style:style>
    <style:style style:name="P12" style:family="paragraph">
      <style:paragraph-properties fo:margin-left="0cm" fo:margin-right="0cm" fo:text-align="start" fo:text-indent="0cm"/>
      <style:text-properties fo:font-family="Charter" style:font-family-generic="roman" style:font-pitch="variable" fo:font-size="24pt" fo:font-style="italic" style:font-size-asian="24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family="Charter" style:font-style-name="Regular" style:font-family-generic="roman" style:font-pitch="variable" fo:font-size="17.5pt" style:font-size-asian="24pt"/>
    </style:style>
    <style:style style:name="P15" style:family="paragraph">
      <style:paragraph-properties fo:margin-left="0cm" fo:margin-right="0cm" fo:text-align="start" fo:text-indent="0cm"/>
      <style:text-properties fo:font-family="Charter" style:font-style-name="Regular" style:font-family-generic="roman" style:font-pitch="variable" fo:font-size="14pt" style:font-size-asian="24pt"/>
    </style:style>
    <style:style style:name="P16" style:family="paragraph">
      <style:paragraph-properties fo:margin-left="0cm" fo:margin-right="0cm" fo:text-align="start" fo:text-indent="0cm">
        <style:tab-stops/>
      </style:paragraph-properties>
      <style:text-properties fo:font-family="Charter" style:font-family-generic="roman" style:font-pitch="variable" fo:font-size="24pt" fo:font-style="normal" style:font-size-asian="24pt" style:font-style-asian="normal" style:font-style-complex="normal"/>
    </style:style>
    <style:style style:name="P17" style:family="paragraph">
      <style:paragraph-properties fo:margin-left="0cm" fo:margin-right="0cm" fo:text-indent="0cm"/>
      <style:text-properties fo:font-family="Charter" style:font-family-generic="roman" style:font-pitch="variable" fo:font-size="25.1000003814697pt" style:font-size-asian="20pt" style:font-size-complex="20pt"/>
    </style:style>
    <style:style style:name="P18" style:family="paragraph">
      <style:paragraph-properties fo:margin-left="0cm" fo:margin-right="0cm" fo:text-align="center" fo:text-indent="0cm"/>
      <style:text-properties fo:font-family="Charter" style:font-style-name="Regular" style:font-family-generic="roman" style:font-pitch="variable" fo:font-size="16pt" style:font-size-asian="24pt"/>
    </style:style>
    <style:style style:name="P19" style:family="paragraph">
      <style:paragraph-properties fo:margin-left="0cm" fo:margin-right="0cm" fo:text-align="center" fo:text-indent="0cm"/>
      <style:text-properties fo:color="#800000" fo:font-family="Charter" style:font-family-generic="roman" style:font-pitch="variable" fo:font-size="25.1000003814697pt" style:font-size-asian="20pt" style:font-size-complex="20pt"/>
    </style:style>
    <style:style style:name="P20" style:family="paragraph">
      <style:paragraph-properties fo:margin-left="0cm" fo:margin-right="0cm" text:enable-numbering="true" fo:text-indent="0cm"/>
      <style:text-properties fo:font-family="Charter" style:font-family-generic="swiss" style:font-pitch="variable" fo:font-size="20pt" fo:font-weight="normal" style:font-size-asian="24pt"/>
    </style:style>
    <style:style style:name="P21" style:family="paragraph">
      <style:paragraph-properties fo:margin-left="1.2cm" fo:margin-right="0cm" text:enable-numbering="true" fo:text-indent="-0.6cm"/>
    </style:style>
    <style:style style:name="P22" style:family="paragraph">
      <style:paragraph-properties fo:margin-left="0cm" fo:margin-right="0cm" fo:text-indent="0cm"/>
      <style:text-properties fo:color="#800000" fo:font-family="Charter" style:font-family-generic="roman" style:font-pitch="variable" fo:font-size="25.1000003814697pt" style:font-size-asian="20pt" style:font-size-complex="20pt"/>
    </style:style>
    <style:style style:name="P23" style:family="paragraph">
      <style:paragraph-properties fo:margin-left="0cm" fo:margin-right="0cm" fo:text-align="center" fo:text-indent="0cm"/>
      <style:text-properties fo:font-size="30pt"/>
    </style:style>
    <style:style style:name="T1" style:family="text">
      <style:text-properties fo:font-family="Charter" style:font-family-generic="roman" style:font-pitch="variable" fo:font-size="30pt"/>
    </style:style>
    <style:style style:name="T2" style:family="text">
      <style:text-properties fo:font-family="Charter" style:font-family-generic="swiss" style:font-pitch="variable" fo:font-size="20pt" fo:font-weight="normal" style:font-size-asian="24pt" style:font-size-complex="24pt"/>
    </style:style>
    <style:style style:name="T3" style:family="text">
      <style:text-properties fo:font-family="Charter" style:font-family-generic="roman" style:font-pitch="variable" fo:font-size="14pt"/>
    </style:style>
    <style:style style:name="T4" style:family="text">
      <style:text-properties fo:font-family="Charter" style:font-style-name="Regular" style:font-family-generic="roman" style:font-pitch="variable" fo:font-size="16pt" style:font-size-asian="24pt"/>
    </style:style>
    <style:style style:name="T5" style:family="text">
      <style:text-properties fo:font-family="Charter" style:font-family-generic="swiss" style:font-pitch="variable" fo:font-size="20pt" fo:font-weight="normal" style:font-size-asian="20pt" style:font-size-complex="20pt"/>
    </style:style>
    <style:style style:name="T6" style:family="text">
      <style:text-properties fo:font-family="Charter" style:font-style-name="Regular" style:font-family-generic="roman" style:font-pitch="variable" fo:font-size="14pt" style:font-size-asian="24pt"/>
    </style:style>
    <style:style style:name="T7" style:family="text">
      <style:text-properties fo:font-family="Charter" style:font-family-generic="roman" style:font-pitch="variable" fo:font-size="20pt" style:font-size-asian="20pt" style:font-size-complex="20pt"/>
    </style:style>
    <style:style style:name="T8" style:family="text">
      <style:text-properties fo:color="#800000" fo:font-family="Charter" style:font-family-generic="roman" style:font-pitch="variable" fo:font-size="20pt" style:font-size-asian="20pt" style:font-size-complex="20pt"/>
    </style:style>
    <style:style style:name="T9" style:family="text">
      <style:text-properties fo:font-family="Charter" style:font-family-generic="swiss" style:font-pitch="variable" fo:font-size="16pt" fo:font-weight="normal" style:font-size-asian="24pt"/>
    </style:style>
    <style:style style:name="T10" style:family="text">
      <style:text-properties fo:font-size="30pt"/>
    </style:style>
    <style:style style:name="T11" style:family="text">
      <style:text-properties fo:font-family="Charter" style:font-family-generic="roman" style:font-pitch="variable" fo:font-size="24pt"/>
    </style:style>
    <style:style style:name="T12" style:family="text">
      <style:text-properties fo:font-family="Charter" style:font-family-generic="swiss" style:font-pitch="variable" fo:font-size="20pt" fo:font-style="italic" fo:font-weight="normal" style:font-size-asian="24pt" style:font-style-asian="italic" style:font-size-complex="24pt" style:font-style-complex="italic"/>
    </style:style>
    <style:style style:name="T13" style:family="text">
      <style:text-properties fo:font-family="Charter" style:font-family-generic="swiss" style:font-pitch="variable" fo:font-size="20pt" fo:font-style="normal" fo:font-weight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2.025cm" svg:height="4.998cm" svg:x="8.524cm" svg:y="4.173cm">
          <draw:text-box>
            <text:p text:style-name="P1"><text:span text:style-name="T1">The HAMMER Filesystem</text:span></text:p>
            <text:p text:style-name="P1"><text:span text:style-name="T1">DragonFlyBSD Project</text:span></text:p>
            <text:p text:style-name="P1"><text:span text:style-name="T1">Matthew Dillon</text:span></text:p>
            <text:p text:style-name="P1"><text:span text:style-name="T1">11 October 2008</text:span></text:p>
          </draw:text-box>
        </draw:frame>
        <presentation:notes draw:style-name="dp2">
          <draw:page-thumbnail draw:style-name="gr2" draw:layer="layout" svg:width="8.094cm" svg:height="10.476cm" svg:x="6.747cm" svg:y="2.123cm" draw:page-number="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27.557cm" svg:height="14.046cm" svg:x="0.442cm" svg:y="4.906cm">
          <draw:text-box>
            <text:list text:style-name="L1">
              <text:list-item>
                <text:p text:style-name="P4"><text:span text:style-name="T2">1 Exabyte capacity (2^60 = 1 million terrabytes).</text:span></text:p>
              </text:list-item>
            </text:list>
            <text:list text:style-name="L1">
              <text:list-item>
                <text:p text:style-name="P4"><text:span text:style-name="T2">Fine-grained, live-view history retention for snapshots and undo.</text:span></text:p>
              </text:list-item>
            </text:list>
            <text:list text:style-name="L1">
              <text:list-item>
                <text:p text:style-name="P4"><text:span text:style-name="T2">Fast crash recovery on mount via UNDO FIFO.</text:span></text:p>
              </text:list-item>
            </text:list>
            <text:list text:style-name="L1">
              <text:list-item>
                <text:p text:style-name="P4"><text:span text:style-name="T2">Non-queued mirroring, master-to-many-slaves, slave-to-many-slaves.</text:span></text:p>
              </text:list-item>
            </text:list>
            <text:list text:style-name="L1">
              <text:list-item>
                <text:p text:style-name="P4"><text:span text:style-name="T2">64 bit inodes, 2^63 byte file size limit. <text:s/>Stable inode numbers (never reused).</text:span></text:p>
              </text:list-item>
            </text:list>
            <text:list text:style-name="L1">
              <text:list-item>
                <text:p text:style-name="P4"><text:span text:style-name="T2">Data and meta-data CRCs, non-recursive.</text:span></text:p>
              </text:list-item>
            </text:list>
            <text:list text:style-name="L1">
              <text:list-item>
                <text:p text:style-name="P4"><text:span text:style-name="T2">Pseudo-filesytems with independent inode numbering spaces.</text:span><text:span text:style-name="T2"><text:line-break/></text:span><text:span text:style-name="T2"> <text:s/>(For export, backup, mirroring, sub-mounts, and snapshot management).</text:span></text:p>
              </text:list-item>
            </text:list>
          </draw:text-box>
        </draw:frame>
        <draw:frame draw:style-name="gr4" draw:text-style-name="P7" draw:layer="layout" svg:width="24.72cm" svg:height="1.585cm" svg:x="1.946cm" svg:y="0.161cm">
          <draw:text-box>
            <text:p text:style-name="P6"><text:span text:style-name="T1">HAMMER Quick Feature List</text:span></text:p>
          </draw:text-box>
        </draw:frame>
        <presentation:notes draw:style-name="dp2">
          <draw:page-thumbnail draw:style-name="gr2" draw:layer="layout" svg:width="14.037cm" svg:height="10.476cm" svg:x="3.776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7" draw:layer="layout" svg:width="24.72cm" svg:height="1.585cm" svg:x="2.02cm" svg:y="0.24cm">
          <draw:text-box>
            <text:p text:style-name="P6"><text:span text:style-name="T1">HAMMER Media Layout – Zone &amp; Freemap</text:span></text:p>
          </draw:text-box>
        </draw:frame>
        <draw:rect draw:style-name="gr5" draw:text-style-name="P8" draw:layer="layout" svg:width="17.057cm" svg:height="1.986cm" svg:x="0.775cm" svg:y="10.327cm">
          <text:p text:style-name="P6"><text:span text:style-name="T3">8M BLOCK (262144x32)</text:span></text:p>
        </draw:rect>
        <draw:rect draw:style-name="gr6" draw:text-style-name="P9" draw:layer="layout" svg:width="3.877cm" svg:height="1.192cm" svg:x="0.775cm" svg:y="10.724cm">
          <text:p text:style-name="P6"><text:span text:style-name="T4">LAYER1</text:span></text:p>
        </draw:rect>
        <draw:rect draw:style-name="gr5" draw:text-style-name="P8" draw:layer="layout" svg:width="17.057cm" svg:height="1.986cm" svg:x="5.427cm" svg:y="12.711cm">
          <text:p text:style-name="P6"><text:span text:style-name="T3">8M BLOCK (524288x16)</text:span></text:p>
        </draw:rect>
        <draw:rect draw:style-name="gr6" draw:text-style-name="P9" draw:layer="layout" svg:width="3.877cm" svg:height="1.192cm" svg:x="5.427cm" svg:y="13.107cm">
          <text:p text:style-name="P6"><text:span text:style-name="T4">LAYER2</text:span></text:p>
        </draw:rect>
        <draw:line draw:style-name="gr7" draw:text-style-name="P10" draw:layer="layout" svg:x1="2.713cm" svg:y1="13.902cm" svg:x2="2.713cm" svg:y2="11.916cm">
          <text:p text:style-name="P6"/>
        </draw:line>
        <draw:line draw:style-name="gr8" draw:text-style-name="P10" draw:layer="layout" svg:x1="2.713cm" svg:y1="13.901cm" svg:x2="5.427cm" svg:y2="13.901cm">
          <text:p text:style-name="P6"/>
        </draw:line>
        <draw:frame draw:style-name="gr9" draw:text-style-name="P11" draw:layer="layout" svg:width="24.471cm" svg:height="6.192cm" svg:x="0.775cm" svg:y="14.807cm">
          <draw:text-box>
            <text:list text:style-name="L1">
              <text:list-item>
                <text:p text:style-name="P4"><text:span text:style-name="T5">Layer1 – 4TB/entry (1 Exabyte represented in one 8M block).</text:span></text:p>
              </text:list-item>
            </text:list>
            <text:list text:style-name="L1">
              <text:list-item>
                <text:p text:style-name="P4"><text:span text:style-name="T5">Layer2 – 8MB/entry (4 Gigabytes represented in one 8M block).</text:span></text:p>
              </text:list-item>
            </text:list>
            <text:list text:style-name="L1">
              <text:list-item>
                <text:p text:style-name="P4"><text:span text:style-name="T5">Layer1 blockmaps Layer2. <text:s/>Layer2 direct-maps a 64 bit zone offset.</text:span></text:p>
              </text:list-item>
            </text:list>
            <text:list text:style-name="L1">
              <text:list-item>
                <text:p text:style-name="P4"><text:span text:style-name="T5">The freemap can validate but not translate zone offsets.</text:span></text:p>
              </text:list-item>
            </text:list>
            <text:list text:style-name="L1">
              <text:list-item>
                <text:p text:style-name="P4"><text:span text:style-name="T5">Layer2 – Record zone assignment, append point, bytes free in block</text:span></text:p>
              </text:list-item>
            </text:list>
            <text:list text:style-name="L1">
              <text:list-item>
                <text:p text:style-name="P4"><text:span text:style-name="T5">Recent allocation offsets stored in volume header</text:span></text:p>
              </text:list-item>
            </text:list>
          </draw:text-box>
        </draw:frame>
        <draw:rect draw:style-name="gr6" draw:text-style-name="P9" draw:layer="layout" svg:width="3.49cm" svg:height="1.192cm" svg:x="0.387cm" svg:y="2.383cm">
          <text:p text:style-name="P6"><text:span text:style-name="T4">ZONE:4</text:span></text:p>
        </draw:rect>
        <draw:rect draw:style-name="gr6" draw:text-style-name="P9" draw:layer="layout" svg:width="5.814cm" svg:height="1.192cm" svg:x="3.876cm" svg:y="2.383cm">
          <text:p text:style-name="P6"><text:span text:style-name="T4"><text:s/></text:span><text:span text:style-name="T4">VOLUME:8</text:span></text:p>
        </draw:rect>
        <draw:rect draw:style-name="gr6" draw:text-style-name="P9" draw:layer="layout" svg:width="17.833cm" svg:height="1.192cm" svg:x="9.691cm" svg:y="2.382cm">
          <text:p text:style-name="P6"><text:span text:style-name="T4">OFFSET:52</text:span></text:p>
        </draw:rect>
        <draw:frame draw:style-name="gr10" draw:text-style-name="P11" draw:layer="layout" svg:width="25.64cm" svg:height="4.233cm" svg:x="0.775cm" svg:y="4.011cm">
          <draw:text-box>
            <text:list text:style-name="L1">
              <text:list-item>
                <text:p text:style-name="P4"><text:span text:style-name="T5">Universal Zone offset, 64 bit, byte granular.</text:span></text:p>
              </text:list-item>
            </text:list>
            <text:list text:style-name="L1">
              <text:list-item>
                <text:p text:style-name="P4"><text:span text:style-name="T5">Used everywhere in HAMMER.</text:span></text:p>
              </text:list-item>
            </text:list>
            <text:list text:style-name="L1">
              <text:list-item>
                <text:p text:style-name="P4"><text:span text:style-name="T5">16 zones, Zone 0 is reserved.</text:span></text:p>
              </text:list-item>
            </text:list>
            <text:list text:style-name="L1">
              <text:list-item>
                <text:p text:style-name="P4"><text:span text:style-name="T5">Direct mapped, no block number translation, but zone can be validated.</text:span></text:p>
              </text:list-item>
            </text:list>
          </draw:text-box>
        </draw:frame>
        <draw:frame draw:style-name="gr11" draw:text-style-name="P7" draw:layer="layout" svg:width="6.888cm" svg:height="2.696cm" svg:x="20.166cm" svg:y="9.773cm">
          <draw:text-box>
            <text:p text:style-name="P6"><text:span text:style-name="T1">Freemap</text:span></text:p>
          </draw:text-box>
        </draw:frame>
        <draw:rect draw:style-name="gr6" draw:text-style-name="P9" draw:layer="layout" svg:width="3.49cm" svg:height="1.192cm" svg:x="0.387cm" svg:y="8.341cm">
          <text:p text:style-name="P6"><text:span text:style-name="T4">ZONE:4</text:span></text:p>
        </draw:rect>
        <draw:rect draw:style-name="gr6" draw:text-style-name="P9" draw:layer="layout" svg:width="8.142cm" svg:height="1.192cm" svg:x="3.875cm" svg:y="8.341cm">
          <text:p text:style-name="P6"><text:span text:style-name="T4">LAYER1:18</text:span></text:p>
        </draw:rect>
        <draw:rect draw:style-name="gr6" draw:text-style-name="P9" draw:layer="layout" svg:width="8.142cm" svg:height="1.192cm" svg:x="12.017cm" svg:y="8.341cm">
          <text:p text:style-name="P6"><text:span text:style-name="T4">LAYER2:19</text:span></text:p>
        </draw:rect>
        <draw:rect draw:style-name="gr6" draw:text-style-name="P9" draw:layer="layout" svg:width="7.366cm" svg:height="1.192cm" svg:x="20.157cm" svg:y="8.341cm">
          <text:p text:style-name="P6"><text:span text:style-name="T4">BLKOFF:23</text:span></text:p>
        </draw:rect>
        <presentation:notes draw:style-name="dp2">
          <draw:page-thumbnail draw:style-name="gr2" draw:layer="layout" svg:width="14.037cm" svg:height="10.476cm" svg:x="3.776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7" draw:layer="layout" svg:width="24.72cm" svg:height="1.585cm" svg:x="1.946cm" svg:y="0.16cm">
          <draw:text-box>
            <text:p text:style-name="P6"><text:span text:style-name="T1">HAMMER Media Layout - B-Tree</text:span></text:p>
          </draw:text-box>
        </draw:frame>
        <draw:rect draw:style-name="gr12" draw:text-style-name="P12" draw:layer="layout" svg:width="17.056cm" svg:height="2.382cm" svg:x="1.162cm" svg:y="10.117cm">
          <text:p text:style-name="P6"/>
        </draw:rect>
        <draw:rect draw:style-name="gr6" draw:text-style-name="P14" draw:layer="layout" svg:width="8.139cm" svg:height="0.793cm" svg:x="1.55cm" svg:y="10.514cm">
          <text:p text:style-name="P13"><text:span text:style-name="T6">PARENT ZOFF</text:span></text:p>
        </draw:rect>
        <draw:rect draw:style-name="gr6" draw:text-style-name="P14" draw:layer="layout" svg:width="8.142cm" svg:height="0.793cm" svg:x="9.689cm" svg:y="10.514cm">
          <text:p text:style-name="P13"><text:span text:style-name="T6">MIRROR TID</text:span></text:p>
        </draw:rect>
        <draw:rect draw:style-name="gr6" draw:text-style-name="P14" draw:layer="layout" svg:width="2.325cm" svg:height="0.793cm" svg:x="1.55cm" svg:y="11.308cm">
          <text:p text:style-name="P13"><text:span text:style-name="T6">ELM0</text:span></text:p>
        </draw:rect>
        <draw:rect draw:style-name="gr6" draw:text-style-name="P14" draw:layer="layout" svg:width="2.325cm" svg:height="0.793cm" svg:x="3.875cm" svg:y="11.307cm">
          <text:p text:style-name="P13"><text:span text:style-name="T6">ELM1</text:span></text:p>
        </draw:rect>
        <draw:rect draw:style-name="gr6" draw:text-style-name="P14" draw:layer="layout" svg:width="2.325cm" svg:height="0.793cm" svg:x="6.201cm" svg:y="11.307cm">
          <text:p text:style-name="P13"><text:span text:style-name="T6">ELM2</text:span></text:p>
        </draw:rect>
        <draw:rect draw:style-name="gr6" draw:text-style-name="P14" draw:layer="layout" svg:width="2.325cm" svg:height="0.794cm" svg:x="15.506cm" svg:y="11.307cm">
          <text:p text:style-name="P13"><text:span text:style-name="T6">ELM62</text:span></text:p>
        </draw:rect>
        <draw:rect draw:style-name="gr13" draw:text-style-name="P15" draw:layer="layout" svg:width="2.325cm" svg:height="0.793cm" svg:x="8.527cm" svg:y="11.308cm">
          <text:p text:style-name="P6"/>
        </draw:rect>
        <draw:rect draw:style-name="gr13" draw:text-style-name="P15" draw:layer="layout" svg:width="2.325cm" svg:height="0.793cm" svg:x="10.853cm" svg:y="11.307cm">
          <text:p text:style-name="P6"/>
        </draw:rect>
        <draw:rect draw:style-name="gr13" draw:text-style-name="P15" draw:layer="layout" svg:width="2.325cm" svg:height="0.793cm" svg:x="13.179cm" svg:y="11.308cm">
          <text:p text:style-name="P6"/>
        </draw:rect>
        <draw:rect draw:style-name="gr12" draw:text-style-name="P16" draw:layer="layout" svg:width="6.59cm" svg:height="4.767cm" svg:x="1.163cm" svg:y="14.883cm">
          <text:p text:style-name="P6"/>
        </draw:rect>
        <draw:rect draw:style-name="gr6" draw:text-style-name="P14" draw:layer="layout" svg:width="5.814cm" svg:height="1.589cm" svg:x="1.55cm" svg:y="15.281cm">
          <text:p text:style-name="P13"><text:span text:style-name="T6">BASE</text:span></text:p>
        </draw:rect>
        <draw:rect draw:style-name="gr6" draw:text-style-name="P14" draw:layer="layout" svg:width="5.813cm" svg:height="0.793cm" svg:x="1.551cm" svg:y="16.87cm">
          <text:p text:style-name="P13"><text:span text:style-name="T6">MIRROR TID</text:span></text:p>
        </draw:rect>
        <draw:rect draw:style-name="gr6" draw:text-style-name="P14" draw:layer="layout" svg:width="5.813cm" svg:height="0.793cm" svg:x="1.551cm" svg:y="17.664cm">
          <text:p text:style-name="P13"><text:span text:style-name="T6">SUBTREE ZOFF</text:span></text:p>
        </draw:rect>
        <draw:rect draw:style-name="gr12" draw:text-style-name="P16" draw:layer="layout" svg:width="6.59cm" svg:height="4.767cm" svg:x="8.916cm" svg:y="14.883cm">
          <text:p text:style-name="P6"/>
        </draw:rect>
        <draw:rect draw:style-name="gr6" draw:text-style-name="P14" draw:layer="layout" svg:width="5.814cm" svg:height="1.589cm" svg:x="9.304cm" svg:y="15.281cm">
          <text:p text:style-name="P13"><text:span text:style-name="T6">BASE</text:span></text:p>
        </draw:rect>
        <draw:rect draw:style-name="gr6" draw:text-style-name="P14" draw:layer="layout" svg:width="5.813cm" svg:height="0.793cm" svg:x="9.305cm" svg:y="16.87cm">
          <text:p text:style-name="P13"><text:span text:style-name="T6">DATA ZOFF</text:span></text:p>
        </draw:rect>
        <draw:rect draw:style-name="gr6" draw:text-style-name="P14" draw:layer="layout" svg:width="5.813cm" svg:height="0.793cm" svg:x="9.305cm" svg:y="17.664cm">
          <text:p text:style-name="P13"><text:span text:style-name="T6">DATA LEN</text:span></text:p>
        </draw:rect>
        <draw:rect draw:style-name="gr6" draw:text-style-name="P14" draw:layer="layout" svg:width="5.813cm" svg:height="0.794cm" svg:x="9.306cm" svg:y="18.458cm">
          <text:p text:style-name="P13"><text:span text:style-name="T6">DATA CRC</text:span></text:p>
        </draw:rect>
        <draw:rect draw:style-name="gr6" draw:text-style-name="P14" draw:layer="layout" svg:width="6.203cm" svg:height="6.356cm" svg:x="18.995cm" svg:y="14.088cm">
          <text:p text:style-name="P13"><text:span text:style-name="T6">16:PFS ID</text:span></text:p>
          <text:p text:style-name="P13"><text:span text:style-name="T6">16:LOCALIZATION</text:span></text:p>
          <text:p text:style-name="P13"><text:span text:style-name="T6">64:OBJ_ID</text:span></text:p>
          <text:p text:style-name="P13"><text:span text:style-name="T6">64:KEY</text:span></text:p>
          <text:p text:style-name="P13"><text:span text:style-name="T6">64:CREATE_TID</text:span></text:p>
          <text:p text:style-name="P13"><text:span text:style-name="T6">[64:DELETE_TID]</text:span></text:p>
          <text:p text:style-name="P13"><text:span text:style-name="T6">16:REC_TYPE</text:span></text:p>
          <text:p text:style-name="P13"><text:span text:style-name="T6">08:OBJ_TYPE</text:span></text:p>
          <text:p text:style-name="P13"><text:span text:style-name="T6">08:BTYPE ('L', 'I', 'R') </text:span></text:p>
        </draw:rect>
        <draw:line draw:style-name="gr7" draw:text-style-name="P10" draw:layer="layout" svg:x1="1.162cm" svg:y1="14.883cm" svg:x2="3.876cm" svg:y2="12.102cm">
          <text:p text:style-name="P6"/>
        </draw:line>
        <draw:line draw:style-name="gr7" draw:text-style-name="P10" draw:layer="layout" svg:x1="7.753cm" svg:y1="14.883cm" svg:x2="6.202cm" svg:y2="12.102cm">
          <text:p text:style-name="P6"/>
        </draw:line>
        <draw:line draw:style-name="gr7" draw:text-style-name="P10" draw:layer="layout" svg:x1="15.118cm" svg:y1="15.279cm" svg:x2="18.995cm" svg:y2="14.088cm">
          <text:p text:style-name="P6"/>
        </draw:line>
        <draw:line draw:style-name="gr7" draw:text-style-name="P10" draw:layer="layout" svg:x1="15.118cm" svg:y1="16.868cm" svg:x2="18.995cm" svg:y2="20.444cm">
          <text:p text:style-name="P6"/>
        </draw:line>
        <draw:frame draw:style-name="gr14" draw:text-style-name="P17" draw:layer="layout" svg:width="7.791cm" svg:height="1.294cm" svg:x="18.1cm" svg:y="10.381cm">
          <draw:text-box>
            <text:p text:style-name="P6"><text:span text:style-name="T7">B-Tree Node (4K)</text:span></text:p>
          </draw:text-box>
        </draw:frame>
        <draw:frame draw:style-name="gr15" draw:text-style-name="P17" draw:layer="layout" svg:width="6.603cm" svg:height="1.294cm" svg:x="1.245cm" svg:y="19.493cm">
          <draw:text-box>
            <text:p text:style-name="P6"><text:span text:style-name="T7">Internal Element</text:span></text:p>
          </draw:text-box>
        </draw:frame>
        <draw:frame draw:style-name="gr15" draw:text-style-name="P17" draw:layer="layout" svg:width="6.603cm" svg:height="1.294cm" svg:x="8.998cm" svg:y="19.518cm">
          <draw:text-box>
            <text:p text:style-name="P6"><text:span text:style-name="T7">Leaf Element</text:span></text:p>
          </draw:text-box>
        </draw:frame>
        <draw:frame draw:style-name="gr16" draw:text-style-name="P11" draw:layer="layout" svg:width="28.204cm" svg:height="7.171cm" svg:x="-0.205cm" svg:y="2.054cm">
          <draw:text-box>
            <text:list text:style-name="L1">
              <text:list-item>
                <text:p text:style-name="P4"><text:span text:style-name="T5">63-Way B-Tree, fat 64-byte B-Tree elements for now, with large keys.</text:span></text:p>
              </text:list-item>
            </text:list>
            <text:list text:style-name="L1">
              <text:list-item>
                <text:p text:style-name="P4"><text:span text:style-name="T5">Used to index EVERYTHING. <text:s/>Inodes, directory entries, data blocks, etc.</text:span></text:p>
              </text:list-item>
            </text:list>
            <text:list text:style-name="L1">
              <text:list-item>
                <text:p text:style-name="P4"><text:span text:style-name="T5">MIRROR_TID used solely to support incremental mirroring streams.</text:span></text:p>
              </text:list-item>
            </text:list>
            <text:list text:style-name="L1">
              <text:list-item>
                <text:p text:style-name="P4"><text:span text:style-name="T5">Localization groups B-Tree elements and related data, e.g. inodes vs file data.</text:span></text:p>
              </text:list-item>
            </text:list>
            <text:list text:style-name="L1">
              <text:list-item>
                <text:p text:style-name="P4"><text:span text:style-name="T5">Both Left and Right-hand bounds for internal nodes (ELM63 does not recurse)</text:span></text:p>
              </text:list-item>
            </text:list>
            <text:list text:style-name="L1">
              <text:list-item>
                <text:p text:style-name="P4"><text:span text:style-name="T5">Searches complicated by CREATE_TID.</text:span></text:p>
              </text:list-item>
            </text:list>
            <text:list text:style-name="L1">
              <text:list-item>
                <text:p text:style-name="P4"><text:span text:style-name="T5">Insertion, Deletion, Update cases – DELETE_TID and snapshot access.</text:span></text:p>
              </text:list-item>
            </text:list>
          </draw:text-box>
        </draw:frame>
        <presentation:notes draw:style-name="dp2">
          <draw:page-thumbnail draw:style-name="gr2" draw:layer="layout" svg:width="14.037cm" svg:height="10.476cm" svg:x="3.776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7" draw:layer="layout" svg:width="24.72cm" svg:height="1.585cm" svg:x="1.946cm" svg:y="0.161cm">
          <draw:text-box>
            <text:p text:style-name="P6"><text:span text:style-name="T1">HAMMER Media Layout - Directory</text:span></text:p>
          </draw:text-box>
        </draw:frame>
        <draw:rect draw:style-name="gr12" draw:text-style-name="P16" draw:layer="layout" svg:width="6.59cm" svg:height="4.767cm" svg:x="4.263cm" svg:y="10.724cm">
          <text:p text:style-name="P6"/>
        </draw:rect>
        <draw:rect draw:style-name="gr6" draw:text-style-name="P14" draw:layer="layout" svg:width="5.814cm" svg:height="1.589cm" svg:x="4.65cm" svg:y="11.122cm">
          <text:p text:style-name="P13"><text:span text:style-name="T6">BASE</text:span></text:p>
        </draw:rect>
        <draw:rect draw:style-name="gr6" draw:text-style-name="P14" draw:layer="layout" svg:width="5.813cm" svg:height="0.793cm" svg:x="4.652cm" svg:y="12.711cm">
          <text:p text:style-name="P13"><text:span text:style-name="T6">DATA ZOFF</text:span></text:p>
        </draw:rect>
        <draw:rect draw:style-name="gr6" draw:text-style-name="P14" draw:layer="layout" svg:width="5.813cm" svg:height="0.793cm" svg:x="4.652cm" svg:y="13.505cm">
          <text:p text:style-name="P13"><text:span text:style-name="T6">DATA LEN</text:span></text:p>
        </draw:rect>
        <draw:rect draw:style-name="gr6" draw:text-style-name="P14" draw:layer="layout" svg:width="5.813cm" svg:height="0.794cm" svg:x="4.653cm" svg:y="14.3cm">
          <text:p text:style-name="P13"><text:span text:style-name="T6">DATA CRC</text:span></text:p>
        </draw:rect>
        <draw:rect draw:style-name="gr6" draw:text-style-name="P14" draw:layer="layout" svg:width="8.14cm" svg:height="6.356cm" svg:x="14.731cm" svg:y="7.15cm"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>64:KEY (HASH)</text:span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>08:OBJ_TYPE (D_TYPE)</text:span></text:p>
        </draw:rect>
        <draw:line draw:style-name="gr7" draw:text-style-name="P10" draw:layer="layout" svg:x1="10.466cm" svg:y1="11.122cm" svg:x2="14.731cm" svg:y2="7.15cm">
          <text:p text:style-name="P6"/>
        </draw:line>
        <draw:line draw:style-name="gr7" draw:text-style-name="P10" draw:layer="layout" svg:x1="10.466cm" svg:y1="12.711cm" svg:x2="14.731cm" svg:y2="13.505cm">
          <text:p text:style-name="P6"/>
        </draw:line>
        <draw:frame draw:style-name="gr15" draw:text-style-name="P17" draw:layer="layout" svg:width="6.603cm" svg:height="1.294cm" svg:x="4.345cm" svg:y="15.359cm">
          <draw:text-box>
            <text:p text:style-name="P6"><text:span text:style-name="T7">Leaf Element</text:span></text:p>
          </draw:text-box>
        </draw:frame>
        <draw:rect draw:style-name="gr12" draw:text-style-name="P16" draw:layer="layout" svg:width="8.14cm" svg:height="4.767cm" svg:x="14.731cm" svg:y="14.3cm">
          <text:p text:style-name="P6"/>
        </draw:rect>
        <draw:rect draw:style-name="gr6" draw:text-style-name="P14" draw:layer="layout" svg:width="7.366cm" svg:height="0.794cm" svg:x="15.118cm" svg:y="14.696cm">
          <text:p text:style-name="P13"><text:span text:style-name="T6">64:OBJ_ID (INUM)</text:span></text:p>
        </draw:rect>
        <draw:rect draw:style-name="gr6" draw:text-style-name="P14" draw:layer="layout" svg:width="7.366cm" svg:height="3.178cm" svg:x="15.118cm" svg:y="15.491cm">
          <text:p text:style-name="P13"><text:span text:style-name="T6">NAME</text:span></text:p>
          <text:p text:style-name="P13"><text:span text:style-name="T6">(variable)</text:span></text:p>
        </draw:rect>
        <draw:line draw:style-name="gr8" draw:text-style-name="P10" draw:layer="layout" svg:x1="12.791cm" svg:y1="16.683cm" svg:x2="14.73cm" svg:y2="16.683cm">
          <text:p text:style-name="P6"/>
        </draw:line>
        <draw:frame draw:style-name="gr17" draw:text-style-name="P17" draw:layer="layout" svg:width="7.017cm" svg:height="1.294cm" svg:x="15.382cm" svg:y="18.91cm">
          <draw:text-box>
            <text:p text:style-name="P6"><text:span text:style-name="T7">Directory Element</text:span></text:p>
          </draw:text-box>
        </draw:frame>
        <draw:line draw:style-name="gr7" draw:text-style-name="P10" draw:layer="layout" svg:x1="10.466cm" svg:y1="13.107cm" svg:x2="12.791cm" svg:y2="16.683cm">
          <text:p text:style-name="P6"/>
        </draw:line>
        <draw:frame draw:style-name="gr18" draw:text-style-name="P11" draw:layer="layout" svg:width="23.462cm" svg:height="4.285cm" svg:x="0.387cm" svg:y="2.383cm">
          <draw:text-box>
            <text:list text:style-name="L1">
              <text:list-item>
                <text:p text:style-name="P4"><text:span text:style-name="T5">Directories are directly indexed by the B-Tree</text:span></text:p>
              </text:list-item>
            </text:list>
            <text:list text:style-name="L1">
              <text:list-item>
                <text:p text:style-name="P4"><text:span text:style-name="T5">Directory entries not currently embedded in the B-Tree element</text:span></text:p>
              </text:list-item>
            </text:list>
            <text:list text:style-name="L1">
              <text:list-item>
                <text:p text:style-name="P4"><text:span text:style-name="T5">Directory entries are well packed and localized, however.</text:span></text:p>
              </text:list-item>
            </text:list>
            <text:list text:style-name="L1">
              <text:list-item>
                <text:p text:style-name="P4"><text:span text:style-name="T5">B-Tree uses a name hash for the key, but mistakes were made.</text:span></text:p>
              </text:list-item>
            </text:list>
          </draw:text-box>
        </draw:frame>
        <presentation:notes draw:style-name="dp2">
          <draw:page-thumbnail draw:style-name="gr2" draw:layer="layout" svg:width="14.037cm" svg:height="10.476cm" svg:x="3.776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2" draw:text-style-name="P16" draw:layer="layout" svg:width="27.136cm" svg:height="1.987cm" svg:x="0.388cm" svg:y="14.3cm">
          <text:p text:style-name="P6"/>
        </draw:rect>
        <draw:rect draw:style-name="gr6" draw:text-style-name="P9" draw:layer="layout" svg:width="3.49cm" svg:height="1.192cm" svg:x="0.774cm" svg:y="14.698cm">
          <text:p text:style-name="P6"><text:span text:style-name="T4">REC</text:span></text:p>
        </draw:rect>
        <draw:rect draw:style-name="gr6" draw:text-style-name="P9" draw:layer="layout" svg:width="4.652cm" svg:height="1.192cm" svg:x="4.263cm" svg:y="14.698cm">
          <text:p text:style-name="P6"><text:span text:style-name="T4">REC</text:span></text:p>
        </draw:rect>
        <draw:rect draw:style-name="gr6" draw:text-style-name="P9" draw:layer="layout" svg:width="3.101cm" svg:height="1.192cm" svg:x="24.035cm" svg:y="14.696cm">
          <text:p text:style-name="P6"><text:span text:style-name="T4">REC</text:span></text:p>
        </draw:rect>
        <draw:rect draw:style-name="gr6" draw:text-style-name="P9" draw:layer="layout" svg:width="3.49cm" svg:height="1.192cm" svg:x="8.915cm" svg:y="14.698cm">
          <text:p text:style-name="P6"><text:span text:style-name="T4">REC</text:span></text:p>
        </draw:rect>
        <draw:rect draw:style-name="gr6" draw:text-style-name="P9" draw:layer="layout" svg:width="3.49cm" svg:height="1.192cm" svg:x="14.343cm" svg:y="14.696cm">
          <text:p text:style-name="P6"><text:span text:style-name="T4">REC</text:span></text:p>
        </draw:rect>
        <draw:rect draw:style-name="gr6" draw:text-style-name="P9" draw:layer="layout" svg:width="1.938cm" svg:height="1.192cm" svg:x="12.405cm" svg:y="14.698cm">
          <text:p text:style-name="P6"><text:span text:style-name="T4">REC</text:span></text:p>
        </draw:rect>
        <draw:rect draw:style-name="gr6" draw:text-style-name="P9" draw:layer="layout" svg:width="1.938cm" svg:height="1.192cm" svg:x="17.832cm" svg:y="14.698cm">
          <text:p text:style-name="P6"><text:span text:style-name="T4">REC</text:span></text:p>
        </draw:rect>
        <draw:rect draw:style-name="gr6" draw:text-style-name="P9" draw:layer="layout" svg:width="1.938cm" svg:height="1.192cm" svg:x="19.77cm" svg:y="14.696cm">
          <text:p text:style-name="P6"><text:span text:style-name="T4">REC</text:span></text:p>
        </draw:rect>
        <draw:rect draw:style-name="gr6" draw:text-style-name="P9" draw:layer="layout" svg:width="2.326cm" svg:height="1.192cm" svg:x="21.709cm" svg:y="14.698cm">
          <text:p text:style-name="P6"><text:span text:style-name="T4">REC</text:span></text:p>
        </draw:rect>
        <draw:rect draw:style-name="gr12" draw:text-style-name="P16" draw:layer="layout" svg:width="5.427cm" svg:height="8.739cm" svg:x="0.387cm" svg:y="3.574cm">
          <text:p text:style-name="P6"/>
        </draw:rect>
        <draw:frame draw:style-name="gr19" draw:text-style-name="P17" draw:layer="layout" svg:width="6.038cm" svg:height="1.294cm" svg:x="0.084cm" svg:y="2.252cm">
          <draw:text-box>
            <text:p text:style-name="P6"><text:span text:style-name="T7">Volume Header</text:span></text:p>
          </draw:text-box>
        </draw:frame>
        <draw:frame draw:style-name="gr20" draw:text-style-name="P17" draw:layer="layout" svg:width="9.526cm" svg:height="1.294cm" svg:x="9.388cm" svg:y="16.13cm">
          <draw:text-box>
            <text:p text:style-name="P6"><text:span text:style-name="T7">UNDO FIFO</text:span></text:p>
          </draw:text-box>
        </draw:frame>
        <draw:rect draw:style-name="gr6" draw:text-style-name="P9" draw:layer="layout" svg:width="4.653cm" svg:height="1.192cm" svg:x="0.775cm" svg:y="10.724cm">
          <text:p text:style-name="P6"><text:span text:style-name="T4">UNDO END</text:span></text:p>
        </draw:rect>
        <draw:rect draw:style-name="gr6" draw:text-style-name="P9" draw:layer="layout" svg:width="4.653cm" svg:height="1.192cm" svg:x="0.774cm" svg:y="9.532cm">
          <text:p text:style-name="P6"><text:span text:style-name="T4">UNDO BEG</text:span></text:p>
        </draw:rect>
        <draw:line draw:style-name="gr8" draw:text-style-name="P10" draw:layer="layout" svg:x1="8.916cm" svg:y1="10.141cm" svg:x2="8.915cm" svg:y2="14.696cm">
          <text:p text:style-name="P6"/>
        </draw:line>
        <draw:line draw:style-name="gr8" draw:text-style-name="P10" draw:layer="layout" svg:x1="19.771cm" svg:y1="11.333cm" svg:x2="19.77cm" svg:y2="14.696cm">
          <text:p text:style-name="P6"/>
        </draw:line>
        <draw:line draw:style-name="gr7" draw:text-style-name="P10" draw:layer="layout" svg:x1="8.916cm" svg:y1="10.141cm" svg:x2="5.428cm" svg:y2="10.141cm">
          <text:p text:style-name="P6"/>
        </draw:line>
        <draw:line draw:style-name="gr7" draw:text-style-name="P10" draw:layer="layout" svg:x1="19.771cm" svg:y1="11.333cm" svg:x2="5.428cm" svg:y2="11.333cm">
          <text:p text:style-name="P6"/>
        </draw:line>
        <draw:frame draw:style-name="gr4" draw:text-style-name="P7" draw:layer="layout" svg:width="24.72cm" svg:height="1.585cm" svg:x="1.946cm" svg:y="0.162cm">
          <draw:text-box>
            <text:p text:style-name="P6"><text:span text:style-name="T1">HAMMER Media Layout - UNDO</text:span></text:p>
          </draw:text-box>
        </draw:frame>
        <draw:rect draw:style-name="gr6" draw:text-style-name="P9" draw:layer="layout" svg:width="4.653cm" svg:height="1.192cm" svg:x="0.774cm" svg:y="3.972cm">
          <text:p text:style-name="P6"><text:span text:style-name="T4">UNDO MAP</text:span></text:p>
        </draw:rect>
        <draw:rect draw:style-name="gr6" draw:text-style-name="P9" draw:layer="layout" svg:width="4.653cm" svg:height="1.192cm" svg:x="0.775cm" svg:y="5.163cm">
          <text:p text:style-name="P6"><text:span text:style-name="T4">UNDO MAP</text:span></text:p>
        </draw:rect>
        <draw:rect draw:style-name="gr6" draw:text-style-name="P9" draw:layer="layout" svg:width="4.653cm" svg:height="1.192cm" svg:x="0.775cm" svg:y="7.15cm">
          <text:p text:style-name="P6"><text:span text:style-name="T4">UNDO MAP</text:span></text:p>
        </draw:rect>
        <draw:line draw:style-name="gr21" draw:text-style-name="P10" draw:layer="layout" svg:x1="3.101cm" svg:y1="7.149cm" svg:x2="3.101cm" svg:y2="6.355cm">
          <text:p text:style-name="P6"/>
        </draw:line>
        <draw:frame draw:style-name="gr22" draw:text-style-name="P11" draw:layer="layout" svg:width="20.769cm" svg:height="5.212cm" svg:x="7.23cm" svg:y="3.177cm">
          <draw:text-box>
            <text:list text:style-name="L1">
              <text:list-item>
                <text:p text:style-name="P4"><text:span text:style-name="T5">Fixed blockmap in volume header</text:span></text:p>
              </text:list-item>
            </text:list>
            <text:list text:style-name="L1">
              <text:list-item>
                <text:p text:style-name="P4"><text:span text:style-name="T5">Typically 1G of UNDO space.</text:span></text:p>
              </text:list-item>
            </text:list>
            <text:list text:style-name="L1">
              <text:list-item>
                <text:p text:style-name="P4"><text:span text:style-name="T5">Circular FIFO, synchronized from volume header for</text:span><text:span text:style-name="T5"><text:line-break/></text:span><text:span text:style-name="T5"> <text:s/>crash recovery.</text:span></text:p>
              </text:list-item>
            </text:list>
            <text:list text:style-name="L1">
              <text:list-item>
                <text:p text:style-name="P4"><text:span text:style-name="T5">Duplicates filtered out within flush group.</text:span></text:p>
              </text:list-item>
            </text:list>
          </draw:text-box>
        </draw:frame>
        <presentation:notes draw:style-name="dp2">
          <draw:page-thumbnail draw:style-name="gr2" draw:layer="layout" svg:width="14.037cm" svg:height="10.476cm" svg:x="3.776cm" svg:y="2.123cm" draw:page-number="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3" draw:text-style-name="P5" draw:layer="layout" svg:width="27.195cm" svg:height="14.046cm" svg:x="0.775cm" svg:y="2.779cm">
          <draw:text-box>
            <text:list text:style-name="L1">
              <text:list-item>
                <text:p text:style-name="P4"><text:span text:style-name="T2">Frontend VOP operations disconnected from backend Flush.</text:span></text:p>
              </text:list-item>
            </text:list>
            <text:list text:style-name="L1">
              <text:list-item>
                <text:p text:style-name="P4"><text:span text:style-name="T2">Frontend modifying VOP operations 100% logically cached.</text:span></text:p>
              </text:list-item>
            </text:list>
            <text:list text:style-name="L1">
              <text:list-item>
                <text:p text:style-name="P4"><text:span text:style-name="T2">Direct-data bypass for reading and writing – VOP_BMAP works.</text:span></text:p>
              </text:list-item>
            </text:list>
            <text:list text:style-name="L1">
              <text:list-item>
                <text:p text:style-name="P4"><text:span text:style-name="T2">Extent-based data records, but currently limited to 16K/64K.</text:span></text:p>
              </text:list-item>
            </text:list>
            <text:list text:style-name="L1">
              <text:list-item>
                <text:p text:style-name="P4"><text:span text:style-name="T2">Flexible pruning based on transaction id ranges, operates on live filesystem.</text:span></text:p>
              </text:list-item>
            </text:list>
            <text:list text:style-name="L1">
              <text:list-item>
                <text:p text:style-name="P4"><text:span text:style-name="T2">Reblocking of data and meta-data operates on live filesystem.</text:span></text:p>
              </text:list-item>
            </text:list>
            <text:list text:style-name="L1">
              <text:list-item>
                <text:p text:style-name="P4"><text:span text:style-name="T2">Mirroring streams on a per-PFS basis, batch or near real time.</text:span></text:p>
              </text:list-item>
            </text:list>
          </draw:text-box>
        </draw:frame>
        <draw:frame draw:style-name="gr4" draw:text-style-name="P7" draw:layer="layout" svg:width="24.72cm" svg:height="1.585cm" svg:x="1.946cm" svg:y="0.161cm">
          <draw:text-box>
            <text:p text:style-name="P6"><text:span text:style-name="T1">HAMMER Low Level Features</text:span></text:p>
          </draw:text-box>
        </draw:frame>
        <presentation:notes draw:style-name="dp2">
          <draw:page-thumbnail draw:style-name="gr2" draw:layer="layout" svg:width="14.037cm" svg:height="10.476cm" svg:x="3.776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2" draw:text-style-name="P16" draw:layer="layout" svg:width="5.427cm" svg:height="5.163cm" svg:x="0.387cm" svg:y="3.575cm">
          <text:p text:style-name="P6"/>
        </draw:rect>
        <draw:frame draw:style-name="gr19" draw:text-style-name="P17" draw:layer="layout" svg:width="6.038cm" svg:height="1.294cm" svg:x="0.083cm" svg:y="2.253cm">
          <draw:text-box>
            <text:p text:style-name="P6"><text:span text:style-name="T7">Flush group</text:span></text:p>
          </draw:text-box>
        </draw:frame>
        <draw:line draw:style-name="gr8" draw:text-style-name="P10" draw:layer="layout" svg:x1="5.04cm" svg:y1="10.724cm" svg:x2="5.04cm" svg:y2="18.272cm">
          <text:p text:style-name="P6"/>
        </draw:line>
        <draw:rect draw:style-name="gr6" draw:text-style-name="P9" draw:layer="layout" svg:width="4.653cm" svg:height="1.192cm" svg:x="0.774cm" svg:y="3.973cm">
          <text:p text:style-name="P6"><text:span text:style-name="T4">INODE</text:span></text:p>
        </draw:rect>
        <draw:rect draw:style-name="gr6" draw:text-style-name="P9" draw:layer="layout" svg:width="4.653cm" svg:height="1.192cm" svg:x="0.775cm" svg:y="5.164cm">
          <text:p text:style-name="P6"><text:span text:style-name="T4">INODE</text:span></text:p>
        </draw:rect>
        <draw:rect draw:style-name="gr6" draw:text-style-name="P9" draw:layer="layout" svg:width="4.653cm" svg:height="1.192cm" svg:x="0.775cm" svg:y="7.151cm">
          <text:p text:style-name="P6"><text:span text:style-name="T4">INODE</text:span></text:p>
        </draw:rect>
        <draw:line draw:style-name="gr21" draw:text-style-name="P10" draw:layer="layout" svg:x1="3.101cm" svg:y1="7.15cm" svg:x2="3.101cm" svg:y2="6.356cm">
          <text:p text:style-name="P6"/>
        </draw:line>
        <draw:frame draw:style-name="gr4" draw:text-style-name="P7" draw:layer="layout" svg:width="24.72cm" svg:height="1.585cm" svg:x="1.946cm" svg:y="0.163cm">
          <draw:text-box>
            <text:p text:style-name="P6"><text:span text:style-name="T1">HAMMER Media Flush</text:span></text:p>
          </draw:text-box>
        </draw:frame>
        <draw:rect draw:style-name="gr12" draw:text-style-name="P16" draw:layer="layout" svg:width="5.427cm" svg:height="5.163cm" svg:x="6.202cm" svg:y="3.575cm">
          <text:p text:style-name="P6"/>
        </draw:rect>
        <draw:frame draw:style-name="gr19" draw:text-style-name="P17" draw:layer="layout" svg:width="6.038cm" svg:height="1.294cm" svg:x="5.898cm" svg:y="2.253cm">
          <draw:text-box>
            <text:p text:style-name="P6"><text:span text:style-name="T7">Flush group</text:span></text:p>
          </draw:text-box>
        </draw:frame>
        <draw:rect draw:style-name="gr24" draw:text-style-name="P9" draw:layer="layout" svg:width="4.653cm" svg:height="1.192cm" svg:x="6.589cm" svg:y="3.973cm">
          <text:p text:style-name="P6"><text:span text:style-name="T4">INODE</text:span></text:p>
        </draw:rect>
        <draw:rect draw:style-name="gr24" draw:text-style-name="P9" draw:layer="layout" svg:width="4.653cm" svg:height="1.192cm" svg:x="6.59cm" svg:y="5.164cm">
          <text:p text:style-name="P6"><text:span text:style-name="T4">INODE</text:span></text:p>
        </draw:rect>
        <draw:rect draw:style-name="gr24" draw:text-style-name="P9" draw:layer="layout" svg:width="4.653cm" svg:height="1.192cm" svg:x="6.59cm" svg:y="7.151cm">
          <text:p text:style-name="P6"><text:span text:style-name="T4">INODE</text:span></text:p>
        </draw:rect>
        <draw:line draw:style-name="gr21" draw:text-style-name="P10" draw:layer="layout" svg:x1="8.916cm" svg:y1="7.15cm" svg:x2="8.916cm" svg:y2="6.356cm">
          <text:p text:style-name="P6"/>
        </draw:line>
        <draw:rect draw:style-name="gr12" draw:text-style-name="P16" draw:layer="layout" svg:width="5.427cm" svg:height="5.163cm" svg:x="12.015cm" svg:y="3.549cm">
          <text:p text:style-name="P6"/>
        </draw:rect>
        <draw:frame draw:style-name="gr19" draw:text-style-name="P17" draw:layer="layout" svg:width="6.038cm" svg:height="1.294cm" svg:x="11.711cm" svg:y="2.226cm">
          <draw:text-box>
            <text:p text:style-name="P6"><text:span text:style-name="T7">Flush group</text:span></text:p>
          </draw:text-box>
        </draw:frame>
        <draw:rect draw:style-name="gr25" draw:text-style-name="P9" draw:layer="layout" svg:width="4.653cm" svg:height="1.192cm" svg:x="12.402cm" svg:y="3.947cm">
          <text:p text:style-name="P6"><text:span text:style-name="T4">INODE</text:span></text:p>
        </draw:rect>
        <draw:rect draw:style-name="gr25" draw:text-style-name="P9" draw:layer="layout" svg:width="4.653cm" svg:height="1.192cm" svg:x="12.404cm" svg:y="5.138cm">
          <text:p text:style-name="P6"><text:span text:style-name="T4">INODE</text:span></text:p>
        </draw:rect>
        <draw:rect draw:style-name="gr25" draw:text-style-name="P9" draw:layer="layout" svg:width="4.653cm" svg:height="1.192cm" svg:x="12.404cm" svg:y="7.125cm">
          <text:p text:style-name="P6"><text:span text:style-name="T4">INODE</text:span></text:p>
        </draw:rect>
        <draw:line draw:style-name="gr21" draw:text-style-name="P10" draw:layer="layout" svg:x1="14.73cm" svg:y1="7.124cm" svg:x2="14.73cm" svg:y2="6.33cm">
          <text:p text:style-name="P6"/>
        </draw:line>
        <draw:rect draw:style-name="gr6" draw:text-style-name="P9" draw:layer="layout" svg:width="4.653cm" svg:height="1.192cm" svg:x="0.387cm" svg:y="11.123cm">
          <text:p text:style-name="P6"><text:span text:style-name="T4">DATA</text:span></text:p>
        </draw:rect>
        <draw:rect draw:style-name="gr6" draw:text-style-name="P9" draw:layer="layout" svg:width="3.49cm" svg:height="1.192cm" svg:x="8.528cm" svg:y="11.123cm">
          <text:p text:style-name="P6"><text:span text:style-name="T4">META</text:span></text:p>
        </draw:rect>
        <draw:rect draw:style-name="gr6" draw:text-style-name="P9" draw:layer="layout" svg:width="3.488cm" svg:height="1.192cm" svg:x="5.04cm" svg:y="11.123cm">
          <text:p text:style-name="P6"><text:span text:style-name="T4">VOLUME</text:span></text:p>
        </draw:rect>
        <draw:rect draw:style-name="gr24" draw:text-style-name="P9" draw:layer="layout" svg:width="4.652cm" svg:height="1.192cm" svg:x="7.366cm" svg:y="12.711cm">
          <text:p text:style-name="P6"><text:span text:style-name="T4">DATA</text:span></text:p>
        </draw:rect>
        <draw:rect draw:style-name="gr24" draw:text-style-name="P9" draw:layer="layout" svg:width="3.49cm" svg:height="1.192cm" svg:x="15.506cm" svg:y="12.712cm">
          <text:p text:style-name="P6"><text:span text:style-name="T4">META</text:span></text:p>
        </draw:rect>
        <draw:rect draw:style-name="gr24" draw:text-style-name="P9" draw:layer="layout" svg:width="3.488cm" svg:height="1.192cm" svg:x="12.018cm" svg:y="12.712cm">
          <text:p text:style-name="P6"><text:span text:style-name="T4">VOLUME</text:span></text:p>
        </draw:rect>
        <draw:rect draw:style-name="gr25" draw:text-style-name="P9" draw:layer="layout" svg:width="3.49cm" svg:height="1.192cm" svg:x="15.506cm" svg:y="15.491cm">
          <text:p text:style-name="P6"><text:span text:style-name="T4">UNDO</text:span></text:p>
        </draw:rect>
        <draw:rect draw:style-name="gr25" draw:text-style-name="P9" draw:layer="layout" svg:width="4.652cm" svg:height="1.192cm" svg:x="14.344cm" svg:y="14.3cm">
          <text:p text:style-name="P6"><text:span text:style-name="T4">DATA</text:span></text:p>
        </draw:rect>
        <draw:rect draw:style-name="gr25" draw:text-style-name="P9" draw:layer="layout" svg:width="3.49cm" svg:height="1.192cm" svg:x="22.484cm" svg:y="14.301cm">
          <text:p text:style-name="P6"><text:span text:style-name="T4">META</text:span></text:p>
        </draw:rect>
        <draw:rect draw:style-name="gr25" draw:text-style-name="P9" draw:layer="layout" svg:width="3.488cm" svg:height="1.192cm" svg:x="18.996cm" svg:y="14.301cm">
          <text:p text:style-name="P6"><text:span text:style-name="T4">VOLUME</text:span></text:p>
        </draw:rect>
        <draw:rect draw:style-name="gr26" draw:text-style-name="P18" draw:layer="layout" svg:width="3.49cm" svg:height="1.192cm" svg:x="1.55cm" svg:y="9.533cm">
          <text:p text:style-name="P6"/>
        </draw:rect>
        <draw:rect draw:style-name="gr26" draw:text-style-name="P18" draw:layer="layout" svg:width="3.49cm" svg:height="1.192cm" svg:x="5.039cm" svg:y="9.533cm">
          <text:p text:style-name="P6"/>
        </draw:rect>
        <draw:rect draw:style-name="gr26" draw:text-style-name="P18" draw:layer="layout" svg:width="3.49cm" svg:height="1.192cm" svg:x="8.528cm" svg:y="9.533cm">
          <text:p text:style-name="P6"/>
        </draw:rect>
        <draw:rect draw:style-name="gr26" draw:text-style-name="P18" draw:layer="layout" svg:width="3.49cm" svg:height="1.192cm" svg:x="12.018cm" svg:y="9.533cm">
          <text:p text:style-name="P6"/>
        </draw:rect>
        <draw:rect draw:style-name="gr26" draw:text-style-name="P18" draw:layer="layout" svg:width="3.49cm" svg:height="1.192cm" svg:x="15.506cm" svg:y="9.533cm">
          <text:p text:style-name="P6"/>
        </draw:rect>
        <draw:rect draw:style-name="gr26" draw:text-style-name="P18" draw:layer="layout" svg:width="3.49cm" svg:height="1.192cm" svg:x="18.996cm" svg:y="9.533cm">
          <text:p text:style-name="P6"/>
        </draw:rect>
        <draw:rect draw:style-name="gr26" draw:text-style-name="P18" draw:layer="layout" svg:width="3.49cm" svg:height="1.192cm" svg:x="22.484cm" svg:y="9.533cm">
          <text:p text:style-name="P6"/>
        </draw:rect>
        <draw:line draw:style-name="gr8" draw:text-style-name="P10" draw:layer="layout" svg:x1="8.528cm" svg:y1="10.724cm" svg:x2="8.528cm" svg:y2="18.272cm">
          <text:p text:style-name="P6"/>
        </draw:line>
        <draw:line draw:style-name="gr8" draw:text-style-name="P10" draw:layer="layout" svg:x1="12.018cm" svg:y1="10.724cm" svg:x2="12.018cm" svg:y2="18.272cm">
          <text:p text:style-name="P6"/>
        </draw:line>
        <draw:line draw:style-name="gr8" draw:text-style-name="P10" draw:layer="layout" svg:x1="15.506cm" svg:y1="10.724cm" svg:x2="15.506cm" svg:y2="18.272cm">
          <text:p text:style-name="P6"/>
        </draw:line>
        <draw:line draw:style-name="gr8" draw:text-style-name="P10" draw:layer="layout" svg:x1="18.996cm" svg:y1="10.724cm" svg:x2="18.996cm" svg:y2="18.272cm">
          <text:p text:style-name="P6"/>
        </draw:line>
        <draw:line draw:style-name="gr8" draw:text-style-name="P10" draw:layer="layout" svg:x1="22.484cm" svg:y1="10.724cm" svg:x2="22.484cm" svg:y2="18.272cm">
          <text:p text:style-name="P6"/>
        </draw:line>
        <draw:line draw:style-name="gr8" draw:text-style-name="P10" draw:layer="layout" svg:x1="25.974cm" svg:y1="10.724cm" svg:x2="25.974cm" svg:y2="18.272cm">
          <text:p text:style-name="P6"/>
        </draw:line>
        <draw:frame draw:style-name="gr27" draw:text-style-name="P19" draw:layer="layout" svg:width="4.487cm" svg:height="2.273cm" svg:x="2.796cm" svg:y="18.116cm">
          <draw:text-box>
            <text:p text:style-name="P1"><text:span text:style-name="T8">DISK</text:span></text:p>
            <text:p text:style-name="P6"><text:span text:style-name="T8">FLUSH</text:span></text:p>
          </draw:text-box>
        </draw:frame>
        <draw:frame draw:style-name="gr27" draw:text-style-name="P19" draw:layer="layout" svg:width="4.487cm" svg:height="2.273cm" svg:x="6.285cm" svg:y="18.116cm">
          <draw:text-box>
            <text:p text:style-name="P1"><text:span text:style-name="T8">DISK</text:span></text:p>
            <text:p text:style-name="P6"><text:span text:style-name="T8">FLUSH</text:span></text:p>
          </draw:text-box>
        </draw:frame>
        <draw:frame draw:style-name="gr27" draw:text-style-name="P19" draw:layer="layout" svg:width="4.487cm" svg:height="2.273cm" svg:x="9.774cm" svg:y="18.116cm">
          <draw:text-box>
            <text:p text:style-name="P1"><text:span text:style-name="T8">DISK</text:span></text:p>
            <text:p text:style-name="P6"><text:span text:style-name="T8">FLUSH</text:span></text:p>
          </draw:text-box>
        </draw:frame>
        <draw:frame draw:style-name="gr27" draw:text-style-name="P19" draw:layer="layout" svg:width="4.487cm" svg:height="2.273cm" svg:x="13.263cm" svg:y="18.141cm">
          <draw:text-box>
            <text:p text:style-name="P1"><text:span text:style-name="T8">DISK</text:span></text:p>
            <text:p text:style-name="P6"><text:span text:style-name="T8">FLUSH</text:span></text:p>
          </draw:text-box>
        </draw:frame>
        <draw:frame draw:style-name="gr27" draw:text-style-name="P19" draw:layer="layout" svg:width="4.487cm" svg:height="2.273cm" svg:x="16.752cm" svg:y="18.141cm">
          <draw:text-box>
            <text:p text:style-name="P1"><text:span text:style-name="T8">DISK</text:span></text:p>
            <text:p text:style-name="P6"><text:span text:style-name="T8">FLUSH</text:span></text:p>
          </draw:text-box>
        </draw:frame>
        <draw:frame draw:style-name="gr27" draw:text-style-name="P19" draw:layer="layout" svg:width="4.487cm" svg:height="2.273cm" svg:x="20.241cm" svg:y="18.116cm">
          <draw:text-box>
            <text:p text:style-name="P1"><text:span text:style-name="T8">DISK</text:span></text:p>
            <text:p text:style-name="P6"><text:span text:style-name="T8">FLUSH</text:span></text:p>
          </draw:text-box>
        </draw:frame>
        <draw:frame draw:style-name="gr27" draw:text-style-name="P19" draw:layer="layout" svg:width="4.487cm" svg:height="2.273cm" svg:x="23.512cm" svg:y="18.116cm">
          <draw:text-box>
            <text:p text:style-name="P1"><text:span text:style-name="T8">DISK</text:span></text:p>
            <text:p text:style-name="P6"><text:span text:style-name="T8">FLUSH</text:span></text:p>
          </draw:text-box>
        </draw:frame>
        <draw:rect draw:style-name="gr6" draw:text-style-name="P9" draw:layer="layout" svg:width="3.49cm" svg:height="1.192cm" svg:x="1.55cm" svg:y="12.315cm">
          <text:p text:style-name="P6"><text:span text:style-name="T4">UNDO</text:span></text:p>
        </draw:rect>
        <draw:rect draw:style-name="gr24" draw:text-style-name="P9" draw:layer="layout" svg:width="3.49cm" svg:height="1.192cm" svg:x="8.528cm" svg:y="13.903cm">
          <text:p text:style-name="P6"><text:span text:style-name="T4">UNDO</text:span></text:p>
        </draw:rect>
        <draw:rect draw:style-name="gr28" draw:text-style-name="P18" draw:layer="layout" svg:width="6.978cm" svg:height="0.398cm" svg:x="0.387cm" svg:y="13.504cm">
          <text:p text:style-name="P6"/>
        </draw:rect>
        <draw:rect draw:style-name="gr29" draw:text-style-name="P18" draw:layer="layout" svg:width="13.956cm" svg:height="0.398cm" svg:x="0.387cm" svg:y="15.093cm">
          <text:p text:style-name="P6"/>
        </draw:rect>
        <draw:frame draw:style-name="gr30" draw:text-style-name="P20" draw:layer="layout" svg:width="10.159cm" svg:height="6.667cm" svg:x="17.84cm" svg:y="1.986cm">
          <draw:text-box>
            <text:list text:style-name="L1">
              <text:list-item>
                <text:p text:style-name="P4"><text:span text:style-name="T9">All operations cached in memory.</text:span></text:p>
              </text:list-item>
            </text:list>
            <text:list text:style-name="L1">
              <text:list-item>
                <text:p text:style-name="P4"><text:span text:style-name="T9">Multiple inodes per flush group.</text:span></text:p>
              </text:list-item>
            </text:list>
            <text:list text:style-name="L1">
              <text:list-item>
                <text:p text:style-name="P4"><text:span text:style-name="T9">Data writes are asynchronous.</text:span></text:p>
              </text:list-item>
            </text:list>
            <text:list text:style-name="L1">
              <text:list-item>
                <text:p text:style-name="P4"><text:span text:style-name="T9">Undo records generated by flush.</text:span></text:p>
              </text:list-item>
            </text:list>
            <text:list text:style-name="L1">
              <text:list-item>
                <text:p text:style-name="P4"><text:span text:style-name="T9">Fsync() is expensive (4 flushes).</text:span></text:p>
              </text:list-item>
            </text:list>
            <text:list text:style-name="L1">
              <text:list-item>
                <text:p text:style-name="P4"><text:span text:style-name="T9">High level of I/O parallelism.</text:span></text:p>
              </text:list-item>
            </text:list>
            <text:list text:style-name="L1">
              <text:list-item>
                <text:p text:style-name="P4"><text:span text:style-name="T9">(See FUTUREs slide)</text:span></text:p>
              </text:list-item>
            </text:list>
          </draw:text-box>
        </draw:frame>
        <presentation:notes draw:style-name="dp2">
          <draw:page-thumbnail draw:style-name="gr2" draw:layer="layout" svg:width="14.037cm" svg:height="10.476cm" svg:x="3.776cm" svg:y="2.123cm" draw:page-number="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2" draw:text-style-name="P16" draw:layer="layout" svg:width="11.63cm" svg:height="13.902cm" svg:x="7.753cm" svg:y="3.972cm">
          <text:p text:style-name="P6"/>
        </draw:rect>
        <draw:frame draw:style-name="gr4" draw:text-style-name="P7" draw:layer="layout" svg:width="24.72cm" svg:height="1.585cm" svg:x="1.946cm" svg:y="0.165cm">
          <draw:text-box>
            <text:p text:style-name="P6"><text:span text:style-name="T1">HAMMER Data Write Bypass</text:span></text:p>
          </draw:text-box>
        </draw:frame>
        <draw:rect draw:style-name="gr31" draw:text-style-name="P9" draw:layer="layout" svg:width="4.653cm" svg:height="1.192cm" svg:x="1.936cm" svg:y="4.368cm">
          <text:p text:style-name="P6"><text:span text:style-name="T4">WRITE</text:span></text:p>
        </draw:rect>
        <draw:frame draw:style-name="gr32" draw:text-style-name="P17" draw:layer="layout" svg:width="10.093cm" svg:height="1.294cm" svg:x="8.633cm" svg:y="18.326cm">
          <draw:text-box>
            <text:p text:style-name="P6"><text:span text:style-name="T7">Low Level Block Allocator</text:span></text:p>
          </draw:text-box>
        </draw:frame>
        <draw:rect draw:style-name="gr6" draw:text-style-name="P9" draw:layer="layout" svg:width="4.653cm" svg:height="1.192cm" svg:x="11.24cm" svg:y="6.355cm">
          <text:p text:style-name="P6"><text:span text:style-name="T4">reservation</text:span></text:p>
        </draw:rect>
        <draw:rect draw:style-name="gr6" draw:text-style-name="P9" draw:layer="layout" svg:width="4.653cm" svg:height="1.192cm" svg:x="1.938cm" svg:y="5.957cm">
          <text:p text:style-name="P6"><text:span text:style-name="T4">BUF-CACHE</text:span></text:p>
        </draw:rect>
        <draw:rect draw:style-name="gr6" draw:text-style-name="P9" draw:layer="layout" svg:width="4.653cm" svg:height="1.192cm" svg:x="1.938cm" svg:y="7.15cm">
          <text:p text:style-name="P6"><text:span text:style-name="T4">BUF-CACHE</text:span></text:p>
        </draw:rect>
        <draw:rect draw:style-name="gr6" draw:text-style-name="P9" draw:layer="layout" svg:width="4.653cm" svg:height="1.192cm" svg:x="1.938cm" svg:y="8.341cm">
          <text:p text:style-name="P6"><text:span text:style-name="T4">BUF-CACHE</text:span></text:p>
        </draw:rect>
        <draw:rect draw:style-name="gr6" draw:text-style-name="P9" draw:layer="layout" svg:width="4.653cm" svg:height="1.192cm" svg:x="1.937cm" svg:y="9.532cm">
          <text:p text:style-name="P6"><text:span text:style-name="T4">BUF-CACHE</text:span></text:p>
        </draw:rect>
        <draw:rect draw:style-name="gr6" draw:text-style-name="P9" draw:layer="layout" svg:width="4.653cm" svg:height="1.192cm" svg:x="11.239cm" svg:y="8.739cm">
          <text:p text:style-name="P6"><text:span text:style-name="T4">reservation</text:span></text:p>
        </draw:rect>
        <draw:rect draw:style-name="gr6" draw:text-style-name="P9" draw:layer="layout" svg:width="4.653cm" svg:height="1.192cm" svg:x="11.238cm" svg:y="7.546cm">
          <text:p text:style-name="P6"><text:span text:style-name="T4">reservation</text:span></text:p>
        </draw:rect>
        <draw:rect draw:style-name="gr6" draw:text-style-name="P9" draw:layer="layout" svg:width="4.653cm" svg:height="1.192cm" svg:x="11.238cm" svg:y="9.93cm">
          <text:p text:style-name="P6"><text:span text:style-name="T4">reservation</text:span></text:p>
        </draw:rect>
        <draw:rect draw:style-name="gr31" draw:text-style-name="P9" draw:layer="layout" svg:width="4.653cm" svg:height="1.192cm" svg:x="8.14cm" svg:y="4.766cm">
          <text:p text:style-name="P6"><text:span text:style-name="T4">BMAP</text:span></text:p>
        </draw:rect>
        <draw:line draw:style-name="gr21" draw:text-style-name="P10" draw:layer="layout" svg:x1="13.567cm" svg:y1="18.272cm" svg:x2="13.567cm" svg:y2="1.588cm">
          <text:p text:style-name="P6"/>
        </draw:line>
        <draw:line draw:style-name="gr33" draw:text-style-name="P10" draw:layer="layout" svg:x1="4.264cm" svg:y1="10.724cm" svg:x2="4.264cm" svg:y2="13.107cm">
          <text:p text:style-name="P6"/>
        </draw:line>
        <draw:frame draw:style-name="gr19" draw:text-style-name="P17" draw:layer="layout" svg:width="6.038cm" svg:height="1.294cm" svg:x="3.958cm" svg:y="2.04cm">
          <draw:text-box>
            <text:p text:style-name="P6"><text:span text:style-name="T7">Frontend</text:span></text:p>
          </draw:text-box>
        </draw:frame>
        <draw:rect draw:style-name="gr31" draw:text-style-name="P9" draw:layer="layout" svg:width="4.653cm" svg:height="1.192cm" svg:x="14.341cm" svg:y="11.519cm">
          <text:p text:style-name="P6"><text:span text:style-name="T4">FINALIZE</text:span></text:p>
        </draw:rect>
        <draw:frame draw:style-name="gr27" draw:text-style-name="P19" draw:layer="layout" svg:width="4.487cm" svg:height="2.273cm" svg:x="2.02cm" svg:y="12.977cm">
          <draw:text-box>
            <text:p text:style-name="P6"><text:span text:style-name="T8">ASYNC</text:span></text:p>
            <text:p text:style-name="P6"><text:span text:style-name="T8">WRITE</text:span></text:p>
          </draw:text-box>
        </draw:frame>
        <draw:frame draw:style-name="gr19" draw:text-style-name="P17" draw:layer="layout" svg:width="6.038cm" svg:height="1.294cm" svg:x="16.363cm" svg:y="2.04cm">
          <draw:text-box>
            <text:p text:style-name="P6"><text:span text:style-name="T7">Backend</text:span></text:p>
          </draw:text-box>
        </draw:frame>
        <draw:line draw:style-name="gr33" draw:text-style-name="P10" draw:layer="layout" svg:x1="6.589cm" svg:y1="4.766cm" svg:x2="8.14cm" svg:y2="5.163cm">
          <text:p text:style-name="P6"/>
        </draw:line>
        <draw:line draw:style-name="gr33" draw:text-style-name="P10" draw:layer="layout" svg:x1="8.14cm" svg:y1="5.561cm" svg:x2="6.589cm" svg:y2="6.355cm">
          <text:p text:style-name="P6"/>
        </draw:line>
        <draw:rect draw:style-name="gr31" draw:text-style-name="P9" draw:layer="layout" svg:width="4.653cm" svg:height="1.192cm" svg:x="20.544cm" svg:y="11.122cm">
          <text:p text:style-name="P6"><text:span text:style-name="T4">FLUSH</text:span></text:p>
        </draw:rect>
        <draw:line draw:style-name="gr33" draw:text-style-name="P10" draw:layer="layout" svg:x1="20.546cm" svg:y1="11.518cm" svg:x2="18.995cm" svg:y2="11.916cm">
          <text:p text:style-name="P6"/>
        </draw:line>
        <draw:rect draw:style-name="gr6" draw:text-style-name="P9" draw:layer="layout" svg:width="4.653cm" svg:height="1.589cm" svg:x="14.343cm" svg:y="13.107cm">
          <text:p text:style-name="P6"><text:span text:style-name="T4">META DATA</text:span></text:p>
          <text:p text:style-name="P1"><text:span text:style-name="T4">UPDATES</text:span></text:p>
        </draw:rect>
        <draw:rect draw:style-name="gr31" draw:text-style-name="P9" draw:layer="layout" svg:width="4.653cm" svg:height="1.192cm" svg:x="20.545cm" svg:y="16.682cm">
          <text:p text:style-name="P1"><text:span text:style-name="T4">WAIT</text:span></text:p>
        </draw:rect>
        <draw:line draw:style-name="gr33" draw:text-style-name="P10" draw:layer="layout" svg:x1="4.263cm" svg:y1="15.889cm" svg:x2="14.342cm" svg:y2="15.889cm">
          <text:p text:style-name="P6"/>
        </draw:line>
        <draw:rect draw:style-name="gr31" draw:text-style-name="P9" draw:layer="layout" svg:width="4.653cm" svg:height="1.192cm" svg:x="14.343cm" svg:y="15.094cm">
          <text:p text:style-name="P6"><text:span text:style-name="T4">COLLECT I/O</text:span></text:p>
        </draw:rect>
        <draw:line draw:style-name="gr34" draw:text-style-name="P10" draw:layer="layout" svg:x1="4.263cm" svg:y1="15.094cm" svg:x2="4.263cm" svg:y2="15.888cm">
          <text:p text:style-name="P6"/>
        </draw:line>
        <draw:line draw:style-name="gr33" draw:text-style-name="P10" draw:layer="layout" svg:x1="18.995cm" svg:y1="15.887cm" svg:x2="20.546cm" svg:y2="17.079cm">
          <text:p text:style-name="P6"/>
        </draw:line>
        <presentation:notes draw:style-name="dp2">
          <draw:page-thumbnail draw:style-name="gr2" draw:layer="layout" svg:width="14.037cm" svg:height="10.476cm" svg:x="3.776cm" svg:y="2.123cm" draw:page-number="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26" draw:text-style-name="P18" draw:layer="layout" svg:width="25.586cm" svg:height="1.192cm" svg:x="0.775cm" svg:y="3.176cm">
          <text:p text:style-name="P6"/>
        </draw:rect>
        <draw:frame draw:style-name="gr4" draw:text-style-name="P7" draw:layer="layout" svg:width="24.72cm" svg:height="1.585cm" svg:x="1.946cm" svg:y="0.166cm">
          <draw:text-box>
            <text:p text:style-name="P6"><text:span text:style-name="T1">HAMMER Data Extents</text:span></text:p>
          </draw:text-box>
        </draw:frame>
        <draw:frame draw:style-name="gr35" draw:text-style-name="P17" draw:layer="layout" svg:width="6.038cm" svg:height="1.504cm" svg:x="0.47cm" svg:y="1.83cm">
          <draw:text-box>
            <text:p text:style-name="P6"><text:span text:style-name="T7">File</text:span></text:p>
          </draw:text-box>
        </draw:frame>
        <draw:rect draw:style-name="gr6" draw:text-style-name="P9" draw:layer="layout" svg:width="1.548cm" svg:height="1.192cm" svg:x="0.777cm" svg:y="4.368cm">
          <text:p text:style-name="P6"><text:span text:style-name="T4">16K</text:span></text:p>
        </draw:rect>
        <draw:rect draw:style-name="gr6" draw:text-style-name="P9" draw:layer="layout" svg:width="1.548cm" svg:height="1.192cm" svg:x="2.326cm" svg:y="4.368cm">
          <text:p text:style-name="P6"><text:span text:style-name="T4">16K</text:span></text:p>
        </draw:rect>
        <draw:rect draw:style-name="gr6" draw:text-style-name="P9" draw:layer="layout" svg:width="1.548cm" svg:height="1.192cm" svg:x="8.531cm" svg:y="4.368cm">
          <text:p text:style-name="P6"><text:span text:style-name="T4">16K</text:span></text:p>
        </draw:rect>
        <draw:rect draw:style-name="gr6" draw:text-style-name="P9" draw:layer="layout" svg:width="1.548cm" svg:height="1.192cm" svg:x="10.079cm" svg:y="4.368cm">
          <text:p text:style-name="P6"><text:span text:style-name="T4">64K</text:span></text:p>
        </draw:rect>
        <draw:rect draw:style-name="gr6" draw:text-style-name="P9" draw:layer="layout" svg:width="1.548cm" svg:height="1.192cm" svg:x="11.632cm" svg:y="4.368cm">
          <text:p text:style-name="P6"><text:span text:style-name="T4">64K</text:span></text:p>
        </draw:rect>
        <draw:rect draw:style-name="gr6" draw:text-style-name="P9" draw:layer="layout" svg:width="1.548cm" svg:height="1.192cm" svg:x="13.18cm" svg:y="4.368cm">
          <text:p text:style-name="P6"><text:span text:style-name="T4">64K</text:span></text:p>
        </draw:rect>
        <draw:rect draw:style-name="gr6" draw:text-style-name="P9" draw:layer="layout" svg:width="1.548cm" svg:height="1.192cm" svg:x="14.733cm" svg:y="4.368cm">
          <text:p text:style-name="P6"><text:span text:style-name="T4">64K</text:span></text:p>
        </draw:rect>
        <draw:rect draw:style-name="gr6" draw:text-style-name="P9" draw:layer="layout" svg:width="1.548cm" svg:height="1.192cm" svg:x="16.284cm" svg:y="4.368cm">
          <text:p text:style-name="P6"><text:span text:style-name="T4">64K</text:span></text:p>
        </draw:rect>
        <draw:rect draw:style-name="gr6" draw:text-style-name="P9" draw:layer="layout" svg:width="1.548cm" svg:height="1.192cm" svg:x="17.832cm" svg:y="4.368cm">
          <text:p text:style-name="P6"><text:span text:style-name="T4">64K</text:span></text:p>
        </draw:rect>
        <draw:frame draw:style-name="gr36" draw:text-style-name="P17" draw:layer="layout" svg:width="2.548cm" svg:height="1.294cm" svg:x="19.078cm" svg:y="4.212cm">
          <draw:text-box>
            <text:p text:style-name="P6"><text:span text:style-name="T7">...</text:span></text:p>
          </draw:text-box>
        </draw:frame>
        <draw:frame draw:style-name="gr36" draw:text-style-name="P17" draw:layer="layout" svg:width="2.548cm" svg:height="1.294cm" svg:x="3.571cm" svg:y="4.212cm">
          <draw:text-box>
            <text:p text:style-name="P6"><text:span text:style-name="T7">...</text:span></text:p>
          </draw:text-box>
        </draw:frame>
        <draw:line draw:style-name="gr21" draw:text-style-name="P10" draw:layer="layout" svg:x1="10.079cm" svg:y1="6.355cm" svg:x2="10.079cm" svg:y2="2.383cm">
          <text:p text:style-name="P6"/>
        </draw:line>
        <draw:frame draw:style-name="gr37" draw:text-style-name="P17" draw:layer="layout" svg:width="4.487cm" svg:height="1.294cm" svg:x="7.835cm" svg:y="6.409cm">
          <draw:text-box>
            <text:p text:style-name="P6"><text:span text:style-name="T7">1MB</text:span></text:p>
          </draw:text-box>
        </draw:frame>
        <draw:frame draw:style-name="gr38" draw:text-style-name="P11" draw:layer="layout" svg:width="18.465cm" svg:height="8.151cm" svg:x="0.775cm" svg:y="9.825cm">
          <draw:text-box>
            <text:list text:style-name="L1">
              <text:list-item>
                <text:p text:style-name="P4"><text:span text:style-name="T5">Each Data record is a B-Tree element.</text:span></text:p>
              </text:list-item>
            </text:list>
            <text:list text:style-name="L1">
              <text:list-item>
                <text:p text:style-name="P4"><text:span text:style-name="T5">Switch to 64K records past 1MB.</text:span></text:p>
              </text:list-item>
            </text:list>
            <text:list text:style-name="L1">
              <text:list-item>
                <text:p text:style-name="P4"><text:span text:style-name="T5">Read code is able to stitch extents together.</text:span></text:p>
              </text:list-item>
            </text:list>
            <text:list text:style-name="L1">
              <text:list-item>
                <text:p text:style-name="P4"><text:span text:style-name="T5">Write code cannot yet handle dynamic extents:</text:span></text:p>
              </text:list-item>
            </text:list>
            <text:list text:style-name="L1">
              <text:list-item>
                <text:list>
                  <text:list-item>
                    <text:p text:style-name="P21"><text:span text:style-name="T5">(1) Breaking up large extents not trivia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5">(2) Historical access &amp; organization not trivial.</text:span></text:p>
                  </text:list-item>
                </text:list>
              </text:list-item>
            </text:list>
            <text:list text:style-name="L1">
              <text:list-item>
                <text:p text:style-name="P4"><text:span text:style-name="T5">BSD Clustering supported, but it wasn't fun.</text:span></text:p>
              </text:list-item>
            </text:list>
            <text:list text:style-name="L1">
              <text:list-item>
                <text:p text:style-name="P4"><text:span text:style-name="T5">Serious issues with mixed buffer cache operations.</text:span></text:p>
              </text:list-item>
            </text:list>
          </draw:text-box>
        </draw:frame>
        <presentation:notes draw:style-name="dp2">
          <draw:page-thumbnail draw:style-name="gr2" draw:layer="layout" svg:width="14.037cm" svg:height="10.476cm" svg:x="3.776cm" svg:y="2.123cm" draw:page-number="1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7" draw:layer="layout" svg:width="24.72cm" svg:height="1.585cm" svg:x="1.946cm" svg:y="0.167cm">
          <draw:text-box>
            <text:p text:style-name="P6"><text:span text:style-name="T1">HAMMER Pruning</text:span></text:p>
          </draw:text-box>
        </draw:frame>
        <draw:rect draw:style-name="gr6" draw:text-style-name="P14" draw:layer="layout" svg:width="2.714cm" svg:height="1.192cm" svg:x="0.387cm" svg:y="8.341cm">
          <text:p text:style-name="P13"><text:span text:style-name="T6">1:10</text:span></text:p>
        </draw:rect>
        <draw:frame draw:style-name="gr39" draw:text-style-name="P11" draw:layer="layout" svg:width="27.552cm" svg:height="5.212cm" svg:x="0.387cm" svg:y="2.25cm">
          <draw:text-box>
            <text:list text:style-name="L1">
              <text:list-item>
                <text:p text:style-name="P4"><text:span text:style-name="T5">Every B-Tree record has a CREATE_TID and a DELETE_TID.</text:span></text:p>
              </text:list-item>
            </text:list>
            <text:list text:style-name="L1">
              <text:list-item>
                <text:p text:style-name="P4"><text:span text:style-name="T5">CREATE_TID is part of the sorting key, DELETE_TID is not.</text:span></text:p>
              </text:list-item>
            </text:list>
            <text:list text:style-name="L1">
              <text:list-item>
                <text:p text:style-name="P4"><text:span text:style-name="T5">Deletions simply set the DELETE_TID in the existing record.</text:span></text:p>
              </text:list-item>
            </text:list>
            <text:list text:style-name="L1">
              <text:list-item>
                <text:p text:style-name="P4"><text:span text:style-name="T5">Updates set DELETE_TID and insert a new record with new CREATE_TID.</text:span></text:p>
              </text:list-item>
            </text:list>
            <text:list text:style-name="L1">
              <text:list-item>
                <text:p text:style-name="P4"><text:span text:style-name="T5">Transaction ids increase monotonically but do not reflect real time.</text:span></text:p>
              </text:list-item>
            </text:list>
          </draw:text-box>
        </draw:frame>
        <draw:rect draw:style-name="gr6" draw:text-style-name="P14" draw:layer="layout" svg:width="2.714cm" svg:height="1.192cm" svg:x="3.101cm" svg:y="8.339cm">
          <text:p text:style-name="P13"><text:span text:style-name="T6">10:15</text:span></text:p>
        </draw:rect>
        <draw:rect draw:style-name="gr6" draw:text-style-name="P14" draw:layer="layout" svg:width="2.714cm" svg:height="1.192cm" svg:x="5.814cm" svg:y="8.339cm">
          <text:p text:style-name="P13"><text:span text:style-name="T6">15:22</text:span></text:p>
        </draw:rect>
        <draw:rect draw:style-name="gr6" draw:text-style-name="P14" draw:layer="layout" svg:width="2.713cm" svg:height="1.192cm" svg:x="8.528cm" svg:y="8.339cm">
          <text:p text:style-name="P13"><text:span text:style-name="T6">22:35</text:span></text:p>
        </draw:rect>
        <draw:line draw:style-name="gr40" draw:text-style-name="P10" draw:layer="layout" svg:x1="2.325cm" svg:y1="7.546cm" svg:x2="2.325cm" svg:y2="10.724cm">
          <text:p text:style-name="P6"/>
        </draw:line>
        <draw:rect draw:style-name="gr6" draw:text-style-name="P14" draw:layer="layout" svg:width="2.713cm" svg:height="1.192cm" svg:x="11.242cm" svg:y="8.341cm">
          <text:p text:style-name="P13"><text:span text:style-name="T6">35:40</text:span></text:p>
        </draw:rect>
        <draw:rect draw:style-name="gr6" draw:text-style-name="P14" draw:layer="layout" svg:width="2.713cm" svg:height="1.192cm" svg:x="13.956cm" svg:y="8.341cm">
          <text:p text:style-name="P13"><text:span text:style-name="T6">40:48</text:span></text:p>
        </draw:rect>
        <draw:frame draw:style-name="gr37" draw:text-style-name="P17" draw:layer="layout" svg:width="4.487cm" svg:height="1.294cm" svg:x="0.081cm" svg:y="10.381cm">
          <draw:text-box>
            <text:p text:style-name="P6"><text:span text:style-name="T7">Snapshot</text:span></text:p>
          </draw:text-box>
        </draw:frame>
        <draw:line draw:style-name="gr40" draw:text-style-name="P10" draw:layer="layout" svg:x1="6.977cm" svg:y1="7.546cm" svg:x2="6.977cm" svg:y2="10.724cm">
          <text:p text:style-name="P6"/>
        </draw:line>
        <draw:line draw:style-name="gr40" draw:text-style-name="P10" draw:layer="layout" svg:x1="15.118cm" svg:y1="7.546cm" svg:x2="15.118cm" svg:y2="10.724cm">
          <text:p text:style-name="P6"/>
        </draw:line>
        <draw:frame draw:style-name="gr37" draw:text-style-name="P17" draw:layer="layout" svg:width="4.487cm" svg:height="1.294cm" svg:x="4.733cm" svg:y="10.381cm">
          <draw:text-box>
            <text:p text:style-name="P6"><text:span text:style-name="T7">Snapshot</text:span></text:p>
          </draw:text-box>
        </draw:frame>
        <draw:frame draw:style-name="gr37" draw:text-style-name="P17" draw:layer="layout" svg:width="4.487cm" svg:height="1.294cm" svg:x="12.875cm" svg:y="10.381cm">
          <draw:text-box>
            <text:p text:style-name="P6"><text:span text:style-name="T7">Snapshot</text:span></text:p>
          </draw:text-box>
        </draw:frame>
        <draw:rect draw:style-name="gr6" draw:text-style-name="P14" draw:layer="layout" svg:width="2.714cm" svg:height="1.192cm" svg:x="0.387cm" svg:y="13.109cm">
          <text:p text:style-name="P13"><text:span text:style-name="T6">1:10</text:span></text:p>
        </draw:rect>
        <draw:rect draw:style-name="gr41" draw:text-style-name="P15" draw:layer="layout" svg:width="2.714cm" svg:height="1.192cm" svg:x="3.101cm" svg:y="13.107cm">
          <text:p text:style-name="P6"/>
        </draw:rect>
        <draw:rect draw:style-name="gr6" draw:text-style-name="P14" draw:layer="layout" svg:width="2.714cm" svg:height="1.192cm" svg:x="5.814cm" svg:y="13.107cm">
          <text:p text:style-name="P13"><text:span text:style-name="T6">15:22</text:span></text:p>
        </draw:rect>
        <draw:rect draw:style-name="gr6" draw:text-style-name="P14" draw:layer="layout" svg:width="2.713cm" svg:height="1.192cm" svg:x="13.956cm" svg:y="13.109cm">
          <text:p text:style-name="P13"><text:span text:style-name="T6">40:48</text:span></text:p>
        </draw:rect>
        <draw:line draw:style-name="gr40" draw:text-style-name="P10" draw:layer="layout" svg:x1="2.325cm" svg:y1="11.518cm" svg:x2="2.325cm" svg:y2="13.107cm">
          <text:p text:style-name="P6"/>
        </draw:line>
        <draw:line draw:style-name="gr40" draw:text-style-name="P10" draw:layer="layout" svg:x1="6.977cm" svg:y1="11.518cm" svg:x2="6.977cm" svg:y2="13.107cm">
          <text:p text:style-name="P6"/>
        </draw:line>
        <draw:line draw:style-name="gr40" draw:text-style-name="P10" draw:layer="layout" svg:x1="15.118cm" svg:y1="11.518cm" svg:x2="15.118cm" svg:y2="13.107cm">
          <text:p text:style-name="P6"/>
        </draw:line>
        <draw:rect draw:style-name="gr41" draw:text-style-name="P15" draw:layer="layout" svg:width="2.714cm" svg:height="1.192cm" svg:x="8.527cm" svg:y="13.107cm">
          <text:p text:style-name="P6"/>
        </draw:rect>
        <draw:rect draw:style-name="gr41" draw:text-style-name="P15" draw:layer="layout" svg:width="2.714cm" svg:height="1.192cm" svg:x="11.241cm" svg:y="13.107cm">
          <text:p text:style-name="P6"/>
        </draw:rect>
        <draw:frame draw:style-name="gr42" draw:text-style-name="P11" draw:layer="layout" svg:width="27.421cm" svg:height="5.212cm" svg:x="0.387cm" svg:y="15.491cm">
          <draw:text-box>
            <text:list text:style-name="L1">
              <text:list-item>
                <text:p text:style-name="P4"><text:span text:style-name="T5">Remaining elements not expanded to fill voids:</text:span></text:p>
              </text:list-item>
            </text:list>
            <text:list text:style-name="L1">
              <text:list-item>
                <text:list>
                  <text:list-item>
                    <text:p text:style-name="P21"><text:span text:style-name="T5">Modifying CREATE_TID interferes with mirroring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5">Modifying CREATE_TID considered too dangerou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5">Once pruned, only snapshot TIDs prior to most recent snapshot are valid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5">Expanding DELETE_TID doesn't work well either.</text:span></text:p>
                  </text:list-item>
                </text:list>
              </text:list-item>
            </text:list>
          </draw:text-box>
        </draw:frame>
        <draw:frame draw:style-name="gr43" draw:text-style-name="P19" draw:layer="layout" svg:width="5.203cm" svg:height="1.294cm" svg:x="17.587cm" svg:y="8.184cm">
          <draw:text-box>
            <text:p text:style-name="P6"><text:span text:style-name="T8">Before Prune</text:span></text:p>
          </draw:text-box>
        </draw:frame>
        <draw:frame draw:style-name="gr44" draw:text-style-name="P19" draw:layer="layout" svg:width="4.675cm" svg:height="1.294cm" svg:x="17.791cm" svg:y="12.951cm">
          <draw:text-box>
            <text:p text:style-name="P6"><text:span text:style-name="T8">After Prune</text:span></text:p>
          </draw:text-box>
        </draw:frame>
        <presentation:notes draw:style-name="dp2">
          <draw:page-thumbnail draw:style-name="gr2" draw:layer="layout" svg:width="14.037cm" svg:height="10.476cm" svg:x="3.776cm" svg:y="2.123cm" draw:page-number="1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2" draw:text-style-name="P16" draw:layer="layout" svg:width="27.136cm" svg:height="1.987cm" svg:x="0.387cm" svg:y="5.561cm">
          <text:p text:style-name="P6"/>
        </draw:rect>
        <draw:frame draw:style-name="gr4" draw:text-style-name="P7" draw:layer="layout" svg:width="24.72cm" svg:height="1.585cm" svg:x="1.946cm" svg:y="0.16cm">
          <draw:text-box>
            <text:p text:style-name="P6"><text:span text:style-name="T1">HAMMER Reblocking</text:span></text:p>
          </draw:text-box>
        </draw:frame>
        <draw:rect draw:style-name="gr13" draw:text-style-name="P15" draw:layer="layout" svg:width="3.877cm" svg:height="1.192cm" svg:x="0.774cm" svg:y="5.957cm">
          <text:p text:style-name="P6"/>
        </draw:rect>
        <draw:rect draw:style-name="gr41" draw:text-style-name="P15" draw:layer="layout" svg:width="0.775cm" svg:height="1.192cm" svg:x="5.426cm" svg:y="5.957cm">
          <text:p text:style-name="P6"/>
        </draw:rect>
        <draw:rect draw:style-name="gr13" draw:text-style-name="P15" draw:layer="layout" svg:width="3.877cm" svg:height="1.192cm" svg:x="12.404cm" svg:y="5.957cm">
          <text:p text:style-name="P6"/>
        </draw:rect>
        <draw:rect draw:style-name="gr41" draw:text-style-name="P15" draw:layer="layout" svg:width="3.877cm" svg:height="1.192cm" svg:x="16.28cm" svg:y="5.957cm">
          <text:p text:style-name="P6"/>
        </draw:rect>
        <draw:rect draw:style-name="gr13" draw:text-style-name="P15" draw:layer="layout" svg:width="2.326cm" svg:height="1.192cm" svg:x="6.201cm" svg:y="5.957cm">
          <text:p text:style-name="P6"/>
        </draw:rect>
        <draw:rect draw:style-name="gr13" draw:text-style-name="P15" draw:layer="layout" svg:width="0.775cm" svg:height="1.192cm" svg:x="4.65cm" svg:y="5.957cm">
          <text:p text:style-name="P6"/>
        </draw:rect>
        <draw:rect draw:style-name="gr13" draw:text-style-name="P15" draw:layer="layout" svg:width="0.775cm" svg:height="1.192cm" svg:x="10.465cm" svg:y="5.957cm">
          <text:p text:style-name="P6"/>
        </draw:rect>
        <draw:rect draw:style-name="gr13" draw:text-style-name="P15" draw:layer="layout" svg:width="2.326cm" svg:height="1.192cm" svg:x="20.157cm" svg:y="5.959cm">
          <text:p text:style-name="P6"/>
        </draw:rect>
        <draw:rect draw:style-name="gr13" draw:text-style-name="P15" draw:layer="layout" svg:width="2.326cm" svg:height="1.192cm" svg:x="22.483cm" svg:y="5.959cm">
          <text:p text:style-name="P6"/>
        </draw:rect>
        <draw:rect draw:style-name="gr13" draw:text-style-name="P15" draw:layer="layout" svg:width="2.326cm" svg:height="1.192cm" svg:x="24.809cm" svg:y="5.957cm">
          <text:p text:style-name="P6"/>
        </draw:rect>
        <draw:rect draw:style-name="gr13" draw:text-style-name="P15" draw:layer="layout" svg:width="1.164cm" svg:height="1.192cm" svg:x="11.24cm" svg:y="5.959cm">
          <text:p text:style-name="P6"/>
        </draw:rect>
        <draw:rect draw:style-name="gr41" draw:text-style-name="P15" draw:layer="layout" svg:width="1.938cm" svg:height="1.192cm" svg:x="8.527cm" svg:y="5.957cm">
          <text:p text:style-name="P6"/>
        </draw:rect>
        <draw:frame draw:style-name="gr20" draw:text-style-name="P17" draw:layer="layout" svg:width="9.526cm" svg:height="1.294cm" svg:x="8.998cm" svg:y="7.576cm">
          <draw:text-box>
            <text:p text:style-name="P6"><text:span text:style-name="T7">8M BIG-BLOCK</text:span></text:p>
          </draw:text-box>
        </draw:frame>
        <draw:rect draw:style-name="gr12" draw:text-style-name="P16" draw:layer="layout" svg:width="6.59cm" svg:height="1.987cm" svg:x="0.388cm" svg:y="1.985cm">
          <text:p text:style-name="P6"/>
        </draw:rect>
        <draw:frame draw:style-name="gr45" draw:text-style-name="P17" draw:layer="layout" svg:width="7.201cm" svg:height="1.294cm" svg:x="0.081cm" svg:y="4.026cm">
          <draw:text-box>
            <text:p text:style-name="P6"><text:span text:style-name="T7">FREEMAP</text:span></text:p>
          </draw:text-box>
        </draw:frame>
        <draw:rect draw:style-name="gr6" draw:text-style-name="P14" draw:layer="layout" svg:width="5.814cm" svg:height="1.192cm" svg:x="0.775cm" svg:y="2.382cm">
          <text:p text:style-name="P13"><text:span text:style-name="T6">BYTES_FREE</text:span></text:p>
        </draw:rect>
        <draw:frame draw:style-name="gr46" draw:text-style-name="P11" draw:layer="layout" svg:width="27.51cm" svg:height="4.233cm" svg:x="0.387cm" svg:y="10.38cm">
          <draw:text-box>
            <text:list text:style-name="L1">
              <text:list-item>
                <text:p text:style-name="P4"><text:span text:style-name="T5">Allocations are byte granular, but not individually tracked.</text:span></text:p>
              </text:list-item>
            </text:list>
            <text:list text:style-name="L1">
              <text:list-item>
                <text:p text:style-name="P4"><text:span text:style-name="T5">Big-blocks cannot be reused until they are 100% empty.</text:span></text:p>
              </text:list-item>
            </text:list>
            <text:list text:style-name="L1">
              <text:list-item>
                <text:p text:style-name="P4"><text:span text:style-name="T5">Large numbers of deletions can make big-blocks available for re-use.</text:span></text:p>
              </text:list-item>
            </text:list>
            <text:list text:style-name="L1">
              <text:list-item>
                <text:p text:style-name="P4"><text:span text:style-name="T5">Otherwise use reblocking to re-pack data and meta-data into new big-blocks.</text:span></text:p>
              </text:list-item>
            </text:list>
          </draw:text-box>
        </draw:frame>
        <presentation:notes draw:style-name="dp2">
          <draw:page-thumbnail draw:style-name="gr2" draw:layer="layout" svg:width="14.037cm" svg:height="10.476cm" svg:x="3.776cm" svg:y="2.123cm" draw:page-number="1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7" draw:layer="layout" svg:width="24.72cm" svg:height="1.585cm" svg:x="1.946cm" svg:y="0.161cm">
          <draw:text-box>
            <text:p text:style-name="P6"><text:span text:style-name="T1">HAMMER Mirroring Streams</text:span></text:p>
          </draw:text-box>
        </draw:frame>
        <draw:rect draw:style-name="gr12" draw:text-style-name="P16" draw:layer="layout" svg:width="5.816cm" svg:height="2.781cm" svg:x="11.241cm" svg:y="2.383cm">
          <text:p text:style-name="P6"/>
        </draw:rect>
        <draw:rect draw:style-name="gr6" draw:text-style-name="P14" draw:layer="layout" svg:width="5.039cm" svg:height="0.793cm" svg:x="11.63cm" svg:y="2.781cm">
          <text:p text:style-name="P13"><text:span text:style-name="T6">MIRROR TID</text:span></text:p>
        </draw:rect>
        <draw:frame draw:style-name="gr47" draw:text-style-name="P17" draw:layer="layout" svg:width="8.118cm" svg:height="1.294cm" svg:x="3.199cm" svg:y="4.61cm">
          <draw:text-box>
            <text:p text:style-name="P6"><text:span text:style-name="T7">B-Tree internal nodes</text:span></text:p>
          </draw:text-box>
        </draw:frame>
        <draw:rect draw:style-name="gr6" draw:text-style-name="P14" draw:layer="layout" svg:width="1.162cm" svg:height="0.793cm" svg:x="11.63cm" svg:y="3.972cm">
          <text:p text:style-name="P13"><text:span text:style-name="T6">M</text:span></text:p>
        </draw:rect>
        <draw:rect draw:style-name="gr6" draw:text-style-name="P14" draw:layer="layout" svg:width="1.162cm" svg:height="0.793cm" svg:x="12.793cm" svg:y="3.972cm">
          <text:p text:style-name="P13"><text:span text:style-name="T6">M</text:span></text:p>
        </draw:rect>
        <draw:rect draw:style-name="gr6" draw:text-style-name="P14" draw:layer="layout" svg:width="1.162cm" svg:height="0.793cm" svg:x="15.506cm" svg:y="3.972cm">
          <text:p text:style-name="P13"><text:span text:style-name="T6">M</text:span></text:p>
        </draw:rect>
        <draw:rect draw:style-name="gr48" draw:text-style-name="P14" draw:layer="layout" svg:width="1.551cm" svg:height="0.793cm" svg:x="13.956cm" svg:y="3.973cm">
          <text:p text:style-name="P13"><text:span text:style-name="T6">...</text:span></text:p>
        </draw:rect>
        <draw:rect draw:style-name="gr12" draw:text-style-name="P16" draw:layer="layout" svg:width="5.816cm" svg:height="2.781cm" svg:x="2.326cm" svg:y="6.753cm">
          <text:p text:style-name="P6"/>
        </draw:rect>
        <draw:rect draw:style-name="gr6" draw:text-style-name="P14" draw:layer="layout" svg:width="5.039cm" svg:height="0.793cm" svg:x="2.714cm" svg:y="7.151cm">
          <text:p text:style-name="P13"><text:span text:style-name="T6">MIRROR TID</text:span></text:p>
        </draw:rect>
        <draw:rect draw:style-name="gr6" draw:text-style-name="P14" draw:layer="layout" svg:width="1.162cm" svg:height="0.793cm" svg:x="2.714cm" svg:y="8.342cm">
          <text:p text:style-name="P13"><text:span text:style-name="T6">M</text:span></text:p>
        </draw:rect>
        <draw:rect draw:style-name="gr6" draw:text-style-name="P14" draw:layer="layout" svg:width="1.162cm" svg:height="0.793cm" svg:x="3.877cm" svg:y="8.342cm">
          <text:p text:style-name="P13"><text:span text:style-name="T6">M</text:span></text:p>
        </draw:rect>
        <draw:rect draw:style-name="gr6" draw:text-style-name="P14" draw:layer="layout" svg:width="1.162cm" svg:height="0.793cm" svg:x="6.59cm" svg:y="8.342cm">
          <text:p text:style-name="P13"><text:span text:style-name="T6">M</text:span></text:p>
        </draw:rect>
        <draw:rect draw:style-name="gr48" draw:text-style-name="P14" draw:layer="layout" svg:width="1.551cm" svg:height="0.793cm" svg:x="5.04cm" svg:y="8.343cm">
          <text:p text:style-name="P13"><text:span text:style-name="T6">...</text:span></text:p>
        </draw:rect>
        <draw:rect draw:style-name="gr12" draw:text-style-name="P16" draw:layer="layout" svg:width="5.816cm" svg:height="2.781cm" svg:x="8.528cm" svg:y="6.753cm">
          <text:p text:style-name="P6"/>
        </draw:rect>
        <draw:rect draw:style-name="gr6" draw:text-style-name="P14" draw:layer="layout" svg:width="5.039cm" svg:height="0.793cm" svg:x="8.916cm" svg:y="7.151cm">
          <text:p text:style-name="P13"><text:span text:style-name="T6">MIRROR TID</text:span></text:p>
        </draw:rect>
        <draw:rect draw:style-name="gr6" draw:text-style-name="P14" draw:layer="layout" svg:width="1.162cm" svg:height="0.793cm" svg:x="8.916cm" svg:y="8.342cm">
          <text:p text:style-name="P13"><text:span text:style-name="T6">M</text:span></text:p>
        </draw:rect>
        <draw:rect draw:style-name="gr6" draw:text-style-name="P14" draw:layer="layout" svg:width="1.162cm" svg:height="0.793cm" svg:x="10.079cm" svg:y="8.341cm">
          <text:p text:style-name="P13"><text:span text:style-name="T6">M</text:span></text:p>
        </draw:rect>
        <draw:rect draw:style-name="gr6" draw:text-style-name="P14" draw:layer="layout" svg:width="1.162cm" svg:height="0.793cm" svg:x="12.793cm" svg:y="8.342cm">
          <text:p text:style-name="P13"><text:span text:style-name="T6">M</text:span></text:p>
        </draw:rect>
        <draw:rect draw:style-name="gr48" draw:text-style-name="P14" draw:layer="layout" svg:width="1.551cm" svg:height="0.793cm" svg:x="11.242cm" svg:y="8.343cm">
          <text:p text:style-name="P13"><text:span text:style-name="T6">...</text:span></text:p>
        </draw:rect>
        <draw:rect draw:style-name="gr12" draw:text-style-name="P16" draw:layer="layout" svg:width="5.816cm" svg:height="2.781cm" svg:x="18.995cm" svg:y="6.752cm">
          <text:p text:style-name="P6"/>
        </draw:rect>
        <draw:rect draw:style-name="gr6" draw:text-style-name="P14" draw:layer="layout" svg:width="5.039cm" svg:height="0.793cm" svg:x="19.383cm" svg:y="7.15cm">
          <text:p text:style-name="P13"><text:span text:style-name="T6">MIRROR TID</text:span></text:p>
        </draw:rect>
        <draw:rect draw:style-name="gr6" draw:text-style-name="P14" draw:layer="layout" svg:width="1.162cm" svg:height="0.793cm" svg:x="19.383cm" svg:y="8.341cm">
          <text:p text:style-name="P13"><text:span text:style-name="T6">M</text:span></text:p>
        </draw:rect>
        <draw:rect draw:style-name="gr6" draw:text-style-name="P14" draw:layer="layout" svg:width="1.162cm" svg:height="0.793cm" svg:x="20.547cm" svg:y="8.341cm">
          <text:p text:style-name="P13"><text:span text:style-name="T6">M</text:span></text:p>
        </draw:rect>
        <draw:rect draw:style-name="gr6" draw:text-style-name="P14" draw:layer="layout" svg:width="1.162cm" svg:height="0.793cm" svg:x="23.26cm" svg:y="8.341cm">
          <text:p text:style-name="P13"><text:span text:style-name="T6">M</text:span></text:p>
        </draw:rect>
        <draw:rect draw:style-name="gr48" draw:text-style-name="P14" draw:layer="layout" svg:width="1.551cm" svg:height="0.793cm" svg:x="21.709cm" svg:y="8.342cm">
          <text:p text:style-name="P13"><text:span text:style-name="T6">...</text:span></text:p>
        </draw:rect>
        <draw:rect draw:style-name="gr12" draw:text-style-name="P16" draw:layer="layout" svg:width="5.816cm" svg:height="2.781cm" svg:x="5.426cm" svg:y="11.121cm">
          <text:p text:style-name="P6"/>
        </draw:rect>
        <draw:rect draw:style-name="gr6" draw:text-style-name="P14" draw:layer="layout" svg:width="5.039cm" svg:height="0.793cm" svg:x="5.814cm" svg:y="11.519cm">
          <text:p text:style-name="P13"><text:span text:style-name="T6">MIRROR TID</text:span></text:p>
        </draw:rect>
        <draw:rect draw:style-name="gr6" draw:text-style-name="P14" draw:layer="layout" svg:width="1.162cm" svg:height="0.793cm" svg:x="5.815cm" svg:y="12.71cm">
          <text:p text:style-name="P13"><text:span text:style-name="T6">L</text:span></text:p>
        </draw:rect>
        <draw:rect draw:style-name="gr6" draw:text-style-name="P14" draw:layer="layout" svg:width="1.162cm" svg:height="0.793cm" svg:x="6.978cm" svg:y="12.71cm">
          <text:p text:style-name="P13"><text:span text:style-name="T6">L</text:span></text:p>
        </draw:rect>
        <draw:rect draw:style-name="gr6" draw:text-style-name="P14" draw:layer="layout" svg:width="1.162cm" svg:height="0.793cm" svg:x="9.691cm" svg:y="12.71cm">
          <text:p text:style-name="P13"><text:span text:style-name="T6">L</text:span></text:p>
        </draw:rect>
        <draw:rect draw:style-name="gr48" draw:text-style-name="P14" draw:layer="layout" svg:width="1.551cm" svg:height="0.793cm" svg:x="8.14cm" svg:y="12.711cm">
          <text:p text:style-name="P13"><text:span text:style-name="T6">...</text:span></text:p>
        </draw:rect>
        <draw:rect draw:style-name="gr12" draw:text-style-name="P16" draw:layer="layout" svg:width="5.816cm" svg:height="2.781cm" svg:x="11.628cm" svg:y="11.121cm">
          <text:p text:style-name="P6"/>
        </draw:rect>
        <draw:rect draw:style-name="gr6" draw:text-style-name="P14" draw:layer="layout" svg:width="5.039cm" svg:height="0.793cm" svg:x="12.017cm" svg:y="11.519cm">
          <text:p text:style-name="P13"><text:span text:style-name="T6">MIRROR TID</text:span></text:p>
        </draw:rect>
        <draw:rect draw:style-name="gr6" draw:text-style-name="P14" draw:layer="layout" svg:width="1.162cm" svg:height="0.793cm" svg:x="12.017cm" svg:y="12.71cm">
          <text:p text:style-name="P13"><text:span text:style-name="T6">L</text:span></text:p>
        </draw:rect>
        <draw:rect draw:style-name="gr6" draw:text-style-name="P14" draw:layer="layout" svg:width="1.162cm" svg:height="0.793cm" svg:x="13.18cm" svg:y="12.711cm">
          <text:p text:style-name="P13"><text:span text:style-name="T6">L</text:span></text:p>
        </draw:rect>
        <draw:rect draw:style-name="gr6" draw:text-style-name="P14" draw:layer="layout" svg:width="1.162cm" svg:height="0.793cm" svg:x="15.893cm" svg:y="12.71cm">
          <text:p text:style-name="P13"><text:span text:style-name="T6">L</text:span></text:p>
        </draw:rect>
        <draw:rect draw:style-name="gr48" draw:text-style-name="P14" draw:layer="layout" svg:width="1.551cm" svg:height="0.793cm" svg:x="14.343cm" svg:y="12.711cm">
          <text:p text:style-name="P13"><text:span text:style-name="T6">...</text:span></text:p>
        </draw:rect>
        <draw:line draw:style-name="gr49" draw:text-style-name="P10" draw:layer="layout" svg:x1="5.039cm" svg:y1="6.753cm" svg:x2="12.017cm" svg:y2="4.766cm">
          <text:p text:style-name="P6"/>
        </draw:line>
        <draw:line draw:style-name="gr49" draw:text-style-name="P10" draw:layer="layout" svg:x1="11.241cm" svg:y1="6.753cm" svg:x2="13.18cm" svg:y2="4.766cm">
          <text:p text:style-name="P6"/>
        </draw:line>
        <draw:line draw:style-name="gr49" draw:text-style-name="P10" draw:layer="layout" svg:x1="22.096cm" svg:y1="6.753cm" svg:x2="16.282cm" svg:y2="4.766cm">
          <text:p text:style-name="P6"/>
        </draw:line>
        <draw:line draw:style-name="gr49" draw:text-style-name="P10" draw:layer="layout" svg:x1="14.342cm" svg:y1="11.122cm" svg:x2="10.854cm" svg:y2="9.135cm">
          <text:p text:style-name="P6"/>
        </draw:line>
        <draw:line draw:style-name="gr49" draw:text-style-name="P10" draw:layer="layout" svg:x1="8.14cm" svg:y1="11.122cm" svg:x2="9.304cm" svg:y2="9.135cm">
          <text:p text:style-name="P6"/>
        </draw:line>
        <draw:rect draw:style-name="gr12" draw:text-style-name="P16" draw:layer="layout" svg:width="6.59cm" svg:height="4.767cm" svg:x="8.141cm" svg:y="15.094cm">
          <text:p text:style-name="P6"/>
        </draw:rect>
        <draw:rect draw:style-name="gr6" draw:text-style-name="P14" draw:layer="layout" svg:width="5.814cm" svg:height="1.589cm" svg:x="8.528cm" svg:y="15.492cm">
          <text:p text:style-name="P13"><text:span text:style-name="T6">BASE</text:span></text:p>
        </draw:rect>
        <draw:rect draw:style-name="gr6" draw:text-style-name="P14" draw:layer="layout" svg:width="5.813cm" svg:height="0.793cm" svg:x="8.529cm" svg:y="17.081cm">
          <text:p text:style-name="P13"><text:span text:style-name="T6">DATA ZOFF</text:span></text:p>
        </draw:rect>
        <draw:rect draw:style-name="gr6" draw:text-style-name="P14" draw:layer="layout" svg:width="5.813cm" svg:height="0.793cm" svg:x="8.529cm" svg:y="17.875cm">
          <text:p text:style-name="P13"><text:span text:style-name="T6">DATA LEN</text:span></text:p>
        </draw:rect>
        <draw:rect draw:style-name="gr6" draw:text-style-name="P14" draw:layer="layout" svg:width="5.813cm" svg:height="0.794cm" svg:x="8.531cm" svg:y="18.67cm">
          <text:p text:style-name="P13"><text:span text:style-name="T6">DATA CRC</text:span></text:p>
        </draw:rect>
        <draw:rect draw:style-name="gr6" draw:text-style-name="P14" draw:layer="layout" svg:width="6.203cm" svg:height="6.356cm" svg:x="18.219cm" svg:y="14.3cm">
          <text:p text:style-name="P13"><text:span text:style-name="T6">16:PFS ID</text:span></text:p>
          <text:p text:style-name="P13"><text:span text:style-name="T6">16:LOCALIZATION</text:span></text:p>
          <text:p text:style-name="P13"><text:span text:style-name="T6">64:OBJ_ID</text:span></text:p>
          <text:p text:style-name="P13"><text:span text:style-name="T6">64:KEY</text:span></text:p>
          <text:p text:style-name="P13"><text:span text:style-name="T6">64:CREATE_TID</text:span></text:p>
          <text:p text:style-name="P13"><text:span text:style-name="T6">[64:DELETE_TID]</text:span></text:p>
          <text:p text:style-name="P13"><text:span text:style-name="T6">16:REC_TYPE</text:span></text:p>
          <text:p text:style-name="P13"><text:span text:style-name="T6">08:OBJ_TYPE</text:span></text:p>
          <text:p text:style-name="P13"><text:span text:style-name="T6">08:BTYPE ('L', 'I', 'R') </text:span></text:p>
        </draw:rect>
        <draw:line draw:style-name="gr7" draw:text-style-name="P10" draw:layer="layout" svg:x1="14.343cm" svg:y1="15.491cm" svg:x2="18.22cm" svg:y2="14.3cm">
          <text:p text:style-name="P6"/>
        </draw:line>
        <draw:line draw:style-name="gr7" draw:text-style-name="P10" draw:layer="layout" svg:x1="14.343cm" svg:y1="17.08cm" svg:x2="18.22cm" svg:y2="20.656cm">
          <text:p text:style-name="P6"/>
        </draw:line>
        <draw:frame draw:style-name="gr15" draw:text-style-name="P17" draw:layer="layout" svg:width="6.603cm" svg:height="1.294cm" svg:x="8.223cm" svg:y="19.705cm">
          <draw:text-box>
            <text:p text:style-name="P6"><text:span text:style-name="T7">Leaf Element</text:span></text:p>
          </draw:text-box>
        </draw:frame>
        <draw:frame draw:style-name="gr50" draw:text-style-name="P17" draw:layer="layout" svg:width="4.874cm" svg:height="1.294cm" svg:x="17.527cm" svg:y="11.574cm">
          <draw:text-box>
            <text:p text:style-name="P6"><text:span text:style-name="T7">Leaf nodes</text:span></text:p>
          </draw:text-box>
        </draw:frame>
        <draw:line draw:style-name="gr7" draw:text-style-name="P10" draw:layer="layout" svg:x1="9.691cm" svg:y1="13.505cm" svg:x2="8.14cm" svg:y2="15.094cm">
          <text:p text:style-name="P6"/>
        </draw:line>
        <draw:line draw:style-name="gr7" draw:text-style-name="P10" draw:layer="layout" svg:x1="10.854cm" svg:y1="13.505cm" svg:x2="14.731cm" svg:y2="15.094cm">
          <text:p text:style-name="P6"/>
        </draw:line>
        <draw:line draw:style-name="gr51" draw:text-style-name="P10" draw:layer="layout" svg:x1="1.162cm" svg:y1="16.683cm" svg:x2="1.162cm" svg:y2="2.383cm">
          <text:p text:style-name="P6"/>
        </draw:line>
        <draw:line draw:style-name="gr51" draw:text-style-name="P10" draw:layer="layout" svg:x1="25.973cm" svg:y1="2.383cm" svg:x2="25.973cm" svg:y2="16.683cm">
          <text:p text:style-name="P6"/>
        </draw:line>
        <draw:frame draw:style-name="gr52" draw:text-style-name="P22" draw:layer="layout" svg:width="6.536cm" svg:height="1.294cm" svg:x="1.134cm" svg:y="2.226cm">
          <draw:text-box>
            <text:p text:style-name="P6"><text:span text:style-name="T8">MIRROR SCAN</text:span></text:p>
          </draw:text-box>
        </draw:frame>
        <draw:frame draw:style-name="gr53" draw:text-style-name="P22" draw:layer="layout" svg:width="3.927cm" svg:height="1.294cm" svg:x="21.84cm" svg:y="2.437cm">
          <draw:text-box>
            <text:p text:style-name="P6"><text:span text:style-name="T8">UPDATE</text:span></text:p>
          </draw:text-box>
        </draw:frame>
        <presentation:notes draw:style-name="dp2">
          <draw:page-thumbnail draw:style-name="gr2" draw:layer="layout" svg:width="14.037cm" svg:height="10.476cm" svg:x="3.776cm" svg:y="2.123cm" draw:page-number="1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7" draw:layer="layout" svg:width="24.72cm" svg:height="1.585cm" svg:x="1.946cm" svg:y="0.162cm">
          <draw:text-box>
            <text:p text:style-name="P6"><text:span text:style-name="T1">HAMMER Mirroring Streams</text:span></text:p>
          </draw:text-box>
        </draw:frame>
        <draw:rect draw:style-name="gr31" draw:text-style-name="P9" draw:layer="layout" svg:width="3.877cm" svg:height="1.589cm" svg:x="1.162cm" svg:y="2.779cm">
          <text:p text:style-name="P6"><text:span text:style-name="T4">MIRROR</text:span></text:p>
          <text:p text:style-name="P6"><text:span text:style-name="T4">SOURCE</text:span></text:p>
        </draw:rect>
        <draw:rect draw:style-name="gr6" draw:text-style-name="P14" draw:layer="layout" svg:width="2.324cm" svg:height="0.793cm" svg:x="1.94cm" svg:y="4.768cm">
          <text:p text:style-name="P13"><text:span text:style-name="T6">REC</text:span></text:p>
        </draw:rect>
        <draw:rect draw:style-name="gr6" draw:text-style-name="P14" draw:layer="layout" svg:width="2.324cm" svg:height="0.793cm" svg:x="1.937cm" svg:y="5.562cm">
          <text:p text:style-name="P13"><text:span text:style-name="T6">REC</text:span></text:p>
        </draw:rect>
        <draw:rect draw:style-name="gr6" draw:text-style-name="P14" draw:layer="layout" svg:width="2.324cm" svg:height="0.793cm" svg:x="1.94cm" svg:y="6.356cm">
          <text:p text:style-name="P13"><text:span text:style-name="T6">REC</text:span></text:p>
        </draw:rect>
        <draw:rect draw:style-name="gr6" draw:text-style-name="P14" draw:layer="layout" svg:width="2.324cm" svg:height="0.793cm" svg:x="1.937cm" svg:y="7.151cm">
          <text:p text:style-name="P13"><text:span text:style-name="T6">SKIP</text:span></text:p>
        </draw:rect>
        <draw:rect draw:style-name="gr6" draw:text-style-name="P14" draw:layer="layout" svg:width="2.324cm" svg:height="0.793cm" svg:x="1.937cm" svg:y="7.944cm">
          <text:p text:style-name="P13"><text:span text:style-name="T6">REC</text:span></text:p>
        </draw:rect>
        <draw:rect draw:style-name="gr6" draw:text-style-name="P14" draw:layer="layout" svg:width="2.324cm" svg:height="0.793cm" svg:x="1.94cm" svg:y="8.739cm">
          <text:p text:style-name="P13"><text:span text:style-name="T6">PASS</text:span></text:p>
        </draw:rect>
        <draw:rect draw:style-name="gr6" draw:text-style-name="P14" draw:layer="layout" svg:width="2.324cm" svg:height="0.793cm" svg:x="1.94cm" svg:y="9.533cm">
          <text:p text:style-name="P13"><text:span text:style-name="T6">REC</text:span></text:p>
        </draw:rect>
        <draw:rect draw:style-name="gr31" draw:text-style-name="P9" draw:layer="layout" svg:width="3.877cm" svg:height="1.589cm" svg:x="14.343cm" svg:y="2.779cm">
          <text:p text:style-name="P6"><text:span text:style-name="T4">MIRROR</text:span></text:p>
          <text:p text:style-name="P6"><text:span text:style-name="T4">TARGET</text:span></text:p>
        </draw:rect>
        <draw:frame draw:style-name="gr54" draw:text-style-name="P22" draw:layer="layout" svg:width="7.864cm" svg:height="1.294cm" svg:x="5.627cm" svg:y="6.993cm">
          <draw:text-box>
            <text:p text:style-name="P6"><text:span text:style-name="T8">Controls Target Scan</text:span></text:p>
          </draw:text-box>
        </draw:frame>
        <draw:line draw:style-name="gr51" draw:text-style-name="P10" draw:layer="layout" svg:x1="8.915cm" svg:y1="12.71cm" svg:x2="3.101cm" svg:y2="10.327cm">
          <text:p text:style-name="P6"/>
        </draw:line>
        <draw:line draw:style-name="gr51" draw:text-style-name="P10" draw:layer="layout" svg:x1="14.731cm" svg:y1="6.752cm" svg:x2="5.04cm" svg:y2="6.752cm">
          <text:p text:style-name="P6"/>
        </draw:line>
        <draw:rect draw:style-name="gr31" draw:text-style-name="P9" draw:layer="layout" svg:width="3.877cm" svg:height="1.589cm" svg:x="7.753cm" svg:y="12.711cm">
          <text:p text:style-name="P6"><text:span text:style-name="T4">MERGE</text:span></text:p>
        </draw:rect>
        <draw:line draw:style-name="gr51" draw:text-style-name="P10" draw:layer="layout" svg:x1="10.466cm" svg:y1="12.71cm" svg:x2="16.282cm" svg:y2="10.327cm">
          <text:p text:style-name="P6"/>
        </draw:line>
        <draw:rect draw:style-name="gr6" draw:text-style-name="P14" draw:layer="layout" svg:width="2.324cm" svg:height="0.793cm" svg:x="15.12cm" svg:y="4.768cm">
          <text:p text:style-name="P13"><text:span text:style-name="T6">REC</text:span></text:p>
        </draw:rect>
        <draw:rect draw:style-name="gr6" draw:text-style-name="P14" draw:layer="layout" svg:width="2.324cm" svg:height="0.793cm" svg:x="15.12cm" svg:y="5.562cm">
          <text:p text:style-name="P13"><text:span text:style-name="T6">REC</text:span></text:p>
        </draw:rect>
        <draw:rect draw:style-name="gr6" draw:text-style-name="P14" draw:layer="layout" svg:width="2.324cm" svg:height="0.793cm" svg:x="15.12cm" svg:y="6.355cm">
          <text:p text:style-name="P13"><text:span text:style-name="T6">REC</text:span></text:p>
        </draw:rect>
        <draw:rect draw:style-name="gr6" draw:text-style-name="P14" draw:layer="layout" svg:width="2.324cm" svg:height="0.793cm" svg:x="15.12cm" svg:y="7.15cm">
          <text:p text:style-name="P13"><text:span text:style-name="T6">REC</text:span></text:p>
        </draw:rect>
        <draw:rect draw:style-name="gr6" draw:text-style-name="P14" draw:layer="layout" svg:width="2.324cm" svg:height="0.793cm" svg:x="15.12cm" svg:y="7.945cm">
          <text:p text:style-name="P13"><text:span text:style-name="T6">REC</text:span></text:p>
        </draw:rect>
        <draw:rect draw:style-name="gr6" draw:text-style-name="P14" draw:layer="layout" svg:width="2.324cm" svg:height="0.793cm" svg:x="15.12cm" svg:y="8.74cm">
          <text:p text:style-name="P13"><text:span text:style-name="T6">REC</text:span></text:p>
        </draw:rect>
        <draw:rect draw:style-name="gr6" draw:text-style-name="P14" draw:layer="layout" svg:width="2.324cm" svg:height="0.793cm" svg:x="15.12cm" svg:y="9.533cm">
          <text:p text:style-name="P13"><text:span text:style-name="T6">REC</text:span></text:p>
        </draw:rect>
        <draw:line draw:style-name="gr51" draw:text-style-name="P10" draw:layer="layout" svg:x1="9.691cm" svg:y1="16.683cm" svg:x2="9.691cm" svg:y2="14.3cm">
          <text:p text:style-name="P6"/>
        </draw:line>
        <draw:rect draw:style-name="gr6" draw:text-style-name="P14" draw:layer="layout" svg:width="2.324cm" svg:height="0.793cm" svg:x="8.528cm" svg:y="16.683cm">
          <text:p text:style-name="P13"><text:span text:style-name="T6">REC</text:span></text:p>
        </draw:rect>
        <draw:rect draw:style-name="gr6" draw:text-style-name="P14" draw:layer="layout" svg:width="2.324cm" svg:height="0.793cm" svg:x="8.528cm" svg:y="17.479cm">
          <text:p text:style-name="P13"><text:span text:style-name="T6">REC</text:span></text:p>
        </draw:rect>
        <draw:rect draw:style-name="gr6" draw:text-style-name="P14" draw:layer="layout" svg:width="2.324cm" svg:height="0.793cm" svg:x="8.531cm" svg:y="18.273cm">
          <text:p text:style-name="P13"><text:span text:style-name="T6">REC</text:span></text:p>
        </draw:rect>
        <draw:frame draw:style-name="gr55" draw:text-style-name="P22" draw:layer="layout" svg:width="6.35cm" svg:height="1.294cm" svg:x="2.095cm" svg:y="17.321cm">
          <draw:text-box>
            <text:p text:style-name="P6"><text:span text:style-name="T8">Insertion Stream</text:span></text:p>
          </draw:text-box>
        </draw:frame>
        <draw:frame draw:style-name="gr56" draw:text-style-name="P11" draw:layer="layout" svg:width="16.516cm" svg:height="6.192cm" svg:x="11.483cm" svg:y="13.107cm">
          <draw:text-box>
            <text:list text:style-name="L1">
              <text:list-item>
                <text:p text:style-name="P4"><text:span text:style-name="T5">Target supplies starting TID to source.</text:span></text:p>
              </text:list-item>
            </text:list>
            <text:list text:style-name="L1">
              <text:list-item>
                <text:p text:style-name="P4"><text:span text:style-name="T5">Source scan based on MIRROR_TID.</text:span></text:p>
              </text:list-item>
            </text:list>
            <text:list text:style-name="L1">
              <text:list-item>
                <text:p text:style-name="P4"><text:span text:style-name="T5">Target scan based on mirroring stream</text:span><text:span text:style-name="T5"><text:line-break/></text:span><text:span text:style-name="T5"> <text:s/>from source.</text:span></text:p>
              </text:list-item>
            </text:list>
            <text:list text:style-name="L1">
              <text:list-item>
                <text:p text:style-name="P4"><text:span text:style-name="T5">Mirror target only inserts records, no deletes.</text:span></text:p>
              </text:list-item>
            </text:list>
            <text:list text:style-name="L1">
              <text:list-item>
                <text:p text:style-name="P4"><text:span text:style-name="T5">Mirror target can manage its own snapshots.</text:span></text:p>
              </text:list-item>
            </text:list>
          </draw:text-box>
        </draw:frame>
        <presentation:notes draw:style-name="dp2">
          <draw:page-thumbnail draw:style-name="gr2" draw:layer="layout" svg:width="14.037cm" svg:height="10.476cm" svg:x="3.776cm" svg:y="2.123cm" draw:page-number="1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7" draw:layer="layout" svg:width="24.72cm" svg:height="1.585cm" svg:x="1.946cm" svg:y="0.163cm">
          <draw:text-box>
            <text:p text:style-name="P6"><text:span text:style-name="T1">HAMMER – Ongoing work</text:span></text:p>
          </draw:text-box>
        </draw:frame>
        <draw:frame draw:style-name="gr57" draw:text-style-name="P5" draw:layer="layout" svg:width="26.95cm" svg:height="15.008cm" svg:x="0.775cm" svg:y="2.779cm">
          <draw:text-box>
            <text:list text:style-name="L1">
              <text:list-item>
                <text:p text:style-name="P4"><text:span text:style-name="T2">Add catastrophic recovery scan (2.2).</text:span></text:p>
              </text:list-item>
            </text:list>
            <text:list text:style-name="L1">
              <text:list-item>
                <text:p text:style-name="P4"><text:span text:style-name="T2">Better localization for allocations, and more intelligent reblocking.</text:span></text:p>
              </text:list-item>
            </text:list>
            <text:list text:style-name="L1">
              <text:list-item>
                <text:p text:style-name="P4"><text:span text:style-name="T2">Possible expansion of B-Tree from 63-way to 255-way.</text:span></text:p>
              </text:list-item>
            </text:list>
            <text:list text:style-name="L1">
              <text:list-item>
                <text:p text:style-name="P4"><text:span text:style-name="T2">Adjust directory hash from straight crc to semi-ordered + crc (2.2).</text:span></text:p>
              </text:list-item>
            </text:list>
            <text:list text:style-name="L1">
              <text:list-item>
                <text:p text:style-name="P4"><text:span text:style-name="T2">Implement forward log for short lseek+write+fsync sequences.</text:span></text:p>
              </text:list-item>
            </text:list>
            <text:list text:style-name="L1">
              <text:list-item>
                <text:p text:style-name="P4"><text:span text:style-name="T2">Serialize UNDO buffers to avoid volume header update.</text:span></text:p>
              </text:list-item>
            </text:list>
            <text:list text:style-name="L1">
              <text:list-item>
                <text:p text:style-name="P4"><text:span text:style-name="T2">Give each PFS its own B-Tree to improve integrity.</text:span></text:p>
              </text:list-item>
            </text:list>
            <text:list text:style-name="L1">
              <text:list-item>
                <text:p text:style-name="P4"><text:span text:style-name="T2">Dynamic data extents.</text:span></text:p>
              </text:list-item>
            </text:list>
            <text:list text:style-name="L1">
              <text:list-item>
                <text:p text:style-name="P4"><text:span text:style-name="T2">Support direct data overwrite for things like swap, memory files.</text:span></text:p>
              </text:list-item>
            </text:list>
            <text:list text:style-name="L1">
              <text:list-item>
                <text:p text:style-name="P4"><text:span text:style-name="T2">Ability to add, remove, expand, and contract volumes while live.</text:span></text:p>
              </text:list-item>
            </text:list>
            <text:list text:style-name="L1">
              <text:list-item>
                <text:p text:style-name="P4"><text:span text:style-name="T2">Shared data references (efficient cp, tree duplication, etc).</text:span></text:p>
              </text:list-item>
            </text:list>
            <text:list text:style-name="L1">
              <text:list-item>
                <text:p text:style-name="P4"><text:span text:style-name="T2">Support recursive CRC on B-Tree when filesystem integrity</text:span><text:span text:style-name="T2"><text:line-break/></text:span><text:span text:style-name="T2"> <text:s/>is paramount. <text:s/>Expansion of MIRROR_TID algorithm.</text:span></text:p>
              </text:list-item>
            </text:list>
            <text:list text:style-name="L1">
              <text:list-item>
                <text:p text:style-name="P4"><text:span text:style-name="T2">Ultimate Goal for DragonFly – network-clustered / multi-master</text:span><text:span text:style-name="T2"><text:line-break/></text:span><text:span text:style-name="T2"> <text:s/>replication.</text:span></text:p>
              </text:list-item>
            </text:list>
          </draw:text-box>
        </draw:frame>
        <presentation:notes draw:style-name="dp2">
          <draw:page-thumbnail draw:style-name="gr2" draw:layer="layout" svg:width="14.037cm" svg:height="10.476cm" svg:x="3.776cm" svg:y="2.123cm" draw:page-number="1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58" draw:text-style-name="P23" draw:layer="layout" svg:width="2.326cm" svg:height="2.384cm" svg:x="12.793cm" svg:y="1.985cm">
          <text:p text:style-name="P1"><text:span text:style-name="T10">M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7" draw:layer="layout" svg:width="24.72cm" svg:height="1.585cm" svg:x="1.946cm" svg:y="0.161cm">
          <draw:text-box>
            <text:p text:style-name="P6"><text:span text:style-name="T11">Quorum Protocol Basics</text:span></text:p>
          </draw:text-box>
        </draw:frame>
        <draw:custom-shape draw:style-name="gr58" draw:text-style-name="P23" draw:layer="layout" svg:width="2.327cm" svg:height="2.384cm" svg:x="9.304cm" svg:y="4.368cm">
          <text:p text:style-name="P1"><text:span text:style-name="T10">M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8" draw:text-style-name="P23" draw:layer="layout" svg:width="2.327cm" svg:height="2.384cm" svg:x="10.854cm" svg:y="8.34cm">
          <text:p text:style-name="P1"><text:span text:style-name="T10">M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8" draw:text-style-name="P23" draw:layer="layout" svg:width="2.326cm" svg:height="2.384cm" svg:x="15.119cm" svg:y="8.34cm">
          <text:p text:style-name="P1"><text:span text:style-name="T10">M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8" draw:text-style-name="P23" draw:layer="layout" svg:width="2.327cm" svg:height="2.384cm" svg:x="16.282cm" svg:y="4.368cm">
          <text:p text:style-name="P1"><text:span text:style-name="T10">M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9" draw:text-style-name="P23" draw:layer="layout" svg:width="1.938cm" svg:height="1.986cm" svg:x="19.771cm" svg:y="6.752cm">
          <text:p text:style-name="P1"><text:span text:style-name="T10">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9" draw:text-style-name="P23" draw:layer="layout" svg:width="1.938cm" svg:height="1.986cm" svg:x="5.815cm" svg:y="2.779cm">
          <text:p text:style-name="P1"><text:span text:style-name="T10">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0" draw:layer="layout" svg:x1="11.629cm" svg:y1="8.341cm" svg:x2="10.854cm" svg:y2="6.752cm">
          <text:p text:style-name="P6"/>
        </draw:line>
        <draw:line draw:style-name="gr60" draw:layer="layout" svg:x1="15.119cm" svg:y1="9.532cm" svg:x2="13.18cm" svg:y2="9.532cm">
          <text:p text:style-name="P6"/>
        </draw:line>
        <draw:line draw:style-name="gr60" draw:layer="layout" svg:x1="16.67cm" svg:y1="8.341cm" svg:x2="17.445cm" svg:y2="6.752cm">
          <text:p text:style-name="P6"/>
        </draw:line>
        <draw:line draw:style-name="gr60" draw:layer="layout" svg:x1="12.793cm" svg:y1="3.574cm" svg:x2="11.242cm" svg:y2="4.765cm">
          <text:p text:style-name="P6"/>
        </draw:line>
        <draw:line draw:style-name="gr60" draw:layer="layout" svg:x1="16.67cm" svg:y1="4.765cm" svg:x2="15.119cm" svg:y2="3.574cm">
          <text:p text:style-name="P6"/>
        </draw:line>
        <draw:line draw:style-name="gr60" draw:layer="layout" svg:x1="12.018cm" svg:y1="8.34cm" svg:x2="13.569cm" svg:y2="4.368cm">
          <text:p text:style-name="P6"/>
        </draw:line>
        <draw:line draw:style-name="gr60" draw:layer="layout" svg:x1="12.793cm" svg:y1="8.737cm" svg:x2="16.67cm" svg:y2="6.354cm">
          <text:p text:style-name="P6"/>
        </draw:line>
        <draw:line draw:style-name="gr60" draw:layer="layout" svg:x1="16.282cm" svg:y1="5.559cm" svg:x2="11.63cm" svg:y2="5.559cm">
          <text:p text:style-name="P6"/>
        </draw:line>
        <draw:line draw:style-name="gr60" draw:layer="layout" svg:x1="15.506cm" svg:y1="8.737cm" svg:x2="11.242cm" svg:y2="6.354cm">
          <text:p text:style-name="P6"/>
        </draw:line>
        <draw:line draw:style-name="gr60" draw:layer="layout" svg:x1="15.895cm" svg:y1="8.34cm" svg:x2="14.344cm" svg:y2="4.368cm">
          <text:p text:style-name="P6"/>
        </draw:line>
        <draw:line draw:style-name="gr60" draw:layer="layout" svg:x1="7.753cm" svg:y1="4.368cm" svg:x2="9.304cm" svg:y2="5.162cm">
          <text:p text:style-name="P6"/>
        </draw:line>
        <draw:line draw:style-name="gr60" draw:layer="layout" svg:x1="20.159cm" svg:y1="7.148cm" svg:x2="18.608cm" svg:y2="5.957cm">
          <text:p text:style-name="P6"/>
        </draw:line>
        <draw:frame draw:style-name="gr61" draw:text-style-name="P5" draw:layer="layout" svg:width="23.835cm" svg:height="10.11cm" svg:x="0.387cm" svg:y="10.889cm">
          <draw:text-box>
            <text:list text:style-name="L1">
              <text:list-item>
                <text:p text:style-name="P4"><text:span text:style-name="T2">Quorum is any 3 out of 5 masters in example.</text:span></text:p>
              </text:list-item>
            </text:list>
            <text:list text:style-name="L1">
              <text:list-item>
                <text:p text:style-name="P4"><text:span text:style-name="T2">Once you have a quorum you can ignore any others.</text:span></text:p>
              </text:list-item>
            </text:list>
            <text:list text:style-name="L1">
              <text:list-item>
                <text:p text:style-name="P4"><text:span text:style-name="T2">Robust: <text:s/>Can query all 5 and take first three responders.</text:span></text:p>
              </text:list-item>
            </text:list>
            <text:list text:style-name="L1">
              <text:list-item>
                <text:p text:style-name="P4"><text:span text:style-name="T2">Can be used for transaction and locking protocols.</text:span></text:p>
              </text:list-item>
            </text:list>
            <text:list text:style-name="L1">
              <text:list-item>
                <text:p text:style-name="P4"><text:span text:style-name="T2">Modifications need only be made to 3 masters.</text:span></text:p>
              </text:list-item>
            </text:list>
            <text:list text:style-name="L1">
              <text:list-item>
                <text:p text:style-name="P4"><text:span text:style-name="T2">Multi-master replication to synchronize all nodes.</text:span></text:p>
              </text:list-item>
            </text:list>
            <text:list text:style-name="L1">
              <text:list-item>
                <text:p text:style-name="P4"><text:span text:style-name="T2">Bulk data can be tagged, quorum operations can agree</text:span><text:span text:style-name="T2"><text:line-break/></text:span><text:span text:style-name="T2"> <text:s/>on the tag, then the data can be retrieved from ANY</text:span><text:span text:style-name="T2"><text:line-break/></text:span><text:span text:style-name="T2"> <text:s/>single node containing that tag.</text:span></text:p>
              </text:list-item>
            </text:list>
            <text:list text:style-name="L1">
              <text:list-item>
                <text:p text:style-name="P4"><text:span text:style-name="T2">Robust: Can retrieve from multiple nodes and take first responder.</text:span></text:p>
              </text:list-item>
            </text:list>
          </draw:text-box>
        </draw:frame>
        <presentation:notes draw:style-name="dp2">
          <draw:page-thumbnail draw:style-name="gr2" draw:layer="layout" svg:width="14.037cm" svg:height="10.476cm" svg:x="3.776cm" svg:y="2.123cm" draw:page-number="1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4" draw:text-style-name="P7" draw:layer="layout" svg:width="24.72cm" svg:height="1.585cm" svg:x="1.946cm" svg:y="0.16cm">
          <draw:text-box>
            <text:p text:style-name="P6"><text:span text:style-name="T11">HAMMER's Final Goal</text:span></text:p>
          </draw:text-box>
        </draw:frame>
        <draw:rect draw:style-name="gr31" draw:text-style-name="P9" draw:layer="layout" svg:width="4.652cm" svg:height="3.178cm" svg:x="0.775cm" svg:y="2.384cm">
          <text:p text:style-name="P6"><text:span text:style-name="T4">FS OP (READ)</text:span></text:p>
        </draw:rect>
        <draw:rect draw:style-name="gr31" draw:text-style-name="P9" draw:layer="layout" svg:width="4.652cm" svg:height="3.178cm" svg:x="6.978cm" svg:y="2.384cm">
          <text:p text:style-name="P6"><text:span text:style-name="T4">CCMS</text:span></text:p>
        </draw:rect>
        <draw:line draw:style-name="gr62" draw:text-style-name="P10" draw:layer="layout" svg:x1="6.977cm" svg:y1="3.973cm" svg:x2="5.426cm" svg:y2="3.973cm">
          <text:p text:style-name="P6"/>
        </draw:line>
        <draw:rect draw:style-name="gr31" draw:text-style-name="P9" draw:layer="layout" svg:width="4.652cm" svg:height="3.178cm" svg:x="13.18cm" svg:y="2.384cm">
          <text:p text:style-name="P6"><text:span text:style-name="T4">QUORUM</text:span></text:p>
          <text:p text:style-name="P1"><text:span text:style-name="T4">ACQUIRE</text:span></text:p>
          <text:p text:style-name="P1"><text:span text:style-name="T4">TID</text:span></text:p>
        </draw:rect>
        <draw:rect draw:style-name="gr31" draw:text-style-name="P9" draw:layer="layout" svg:width="4.652cm" svg:height="3.179cm" svg:x="19.383cm" svg:y="2.383cm">
          <text:p text:style-name="P1"><text:span text:style-name="T4">GET BULK</text:span></text:p>
          <text:p text:style-name="P1"><text:span text:style-name="T4">DATA</text:span></text:p>
        </draw:rect>
        <draw:line draw:style-name="gr62" draw:text-style-name="P10" draw:layer="layout" svg:x1="13.18cm" svg:y1="3.973cm" svg:x2="11.629cm" svg:y2="3.973cm">
          <text:p text:style-name="P6"/>
        </draw:line>
        <draw:line draw:style-name="gr62" draw:text-style-name="P10" draw:layer="layout" svg:x1="19.383cm" svg:y1="3.973cm" svg:x2="17.832cm" svg:y2="3.973cm">
          <text:p text:style-name="P6"/>
        </draw:line>
        <draw:rect draw:style-name="gr31" draw:text-style-name="P9" draw:layer="layout" svg:width="4.652cm" svg:height="3.178cm" svg:x="0.775cm" svg:y="16.684cm">
          <text:p text:style-name="P6"><text:span text:style-name="T4">FS OP (WRITE)</text:span></text:p>
        </draw:rect>
        <draw:rect draw:style-name="gr31" draw:text-style-name="P9" draw:layer="layout" svg:width="4.652cm" svg:height="3.178cm" svg:x="6.978cm" svg:y="16.684cm">
          <text:p text:style-name="P6"><text:span text:style-name="T4">CCMS</text:span></text:p>
        </draw:rect>
        <draw:line draw:style-name="gr62" draw:text-style-name="P10" draw:layer="layout" svg:x1="6.977cm" svg:y1="18.273cm" svg:x2="5.426cm" svg:y2="18.273cm">
          <text:p text:style-name="P6"/>
        </draw:line>
        <draw:rect draw:style-name="gr31" draw:text-style-name="P9" draw:layer="layout" svg:width="4.652cm" svg:height="3.178cm" svg:x="13.18cm" svg:y="16.684cm">
          <text:p text:style-name="P6"><text:span text:style-name="T4">QUORUM</text:span></text:p>
          <text:p text:style-name="P1"><text:span text:style-name="T4">ACQUIRE</text:span></text:p>
          <text:p text:style-name="P1"><text:span text:style-name="T4">TID</text:span></text:p>
        </draw:rect>
        <draw:rect draw:style-name="gr31" draw:text-style-name="P9" draw:layer="layout" svg:width="4.652cm" svg:height="3.179cm" svg:x="19.383cm" svg:y="16.683cm">
          <text:p text:style-name="P1"><text:span text:style-name="T4">QUORUM</text:span></text:p>
          <text:p text:style-name="P1"><text:span text:style-name="T4">COMMIT</text:span></text:p>
        </draw:rect>
        <draw:line draw:style-name="gr62" draw:text-style-name="P10" draw:layer="layout" svg:x1="13.18cm" svg:y1="18.273cm" svg:x2="11.629cm" svg:y2="18.273cm">
          <text:p text:style-name="P6"/>
        </draw:line>
        <draw:line draw:style-name="gr62" draw:text-style-name="P10" draw:layer="layout" svg:x1="19.383cm" svg:y1="18.273cm" svg:x2="17.832cm" svg:y2="18.273cm">
          <text:p text:style-name="P6"/>
        </draw:line>
        <draw:custom-shape draw:style-name="gr63" draw:text-style-name="P10" draw:layer="layout" svg:width="8.916cm" svg:height="8.739cm" svg:x="0.775cm" svg:y="6.75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8" draw:text-style-name="P23" draw:layer="layout" svg:width="1.551cm" svg:height="1.589cm" svg:x="1.55cm" svg:y="10.724cm">
          <text:p text:style-name="P1"><text:span text:style-name="T10">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8" draw:text-style-name="P23" draw:layer="layout" svg:width="1.551cm" svg:height="1.589cm" svg:x="2.713cm" svg:y="13.107cm">
          <text:p text:style-name="P1"><text:span text:style-name="T10">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8" draw:text-style-name="P23" draw:layer="layout" svg:width="1.551cm" svg:height="1.589cm" svg:x="5.814cm" svg:y="13.107cm">
          <text:p text:style-name="P1"><text:span text:style-name="T10">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8" draw:text-style-name="P23" draw:layer="layout" svg:width="1.551cm" svg:height="1.589cm" svg:x="5.814cm" svg:y="10.327cm">
          <text:p text:style-name="P1"><text:span text:style-name="T10">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8" draw:text-style-name="P23" draw:layer="layout" svg:width="1.551cm" svg:height="1.589cm" svg:x="5.427cm" svg:y="8.341cm">
          <text:p text:style-name="P1"><text:span text:style-name="T10">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9" draw:text-style-name="P23" draw:layer="layout" svg:width="1.551cm" svg:height="1.589cm" svg:x="3.101cm" svg:y="9.135cm">
          <text:p text:style-name="P1"><text:span text:style-name="T10">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9" draw:text-style-name="P23" draw:layer="layout" svg:width="1.551cm" svg:height="1.589cm" svg:x="7.753cm" svg:y="9.533cm">
          <text:p text:style-name="P1"><text:span text:style-name="T10">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9" draw:text-style-name="P23" draw:layer="layout" svg:width="1.551cm" svg:height="1.589cm" svg:x="3.876cm" svg:y="7.15cm">
          <text:p text:style-name="P1"><text:span text:style-name="T10">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9" draw:text-style-name="P23" draw:layer="layout" svg:width="1.551cm" svg:height="1.589cm" svg:x="3.876cm" svg:y="11.122cm">
          <text:p text:style-name="P1"><text:span text:style-name="T10">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9" draw:text-style-name="P23" draw:layer="layout" svg:width="1.551cm" svg:height="1.589cm" svg:x="6.978cm" svg:y="11.916cm">
          <text:p text:style-name="P1"><text:span text:style-name="T10">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4" draw:text-style-name="P5" draw:layer="layout" svg:width="18.44cm" svg:height="8.257cm" svg:x="9.559cm" svg:y="6.752cm">
          <draw:text-box>
            <text:list text:style-name="L1">
              <text:list-item>
                <text:p text:style-name="P4"><text:span text:style-name="T2">Bulk synchronization can be handled by existing</text:span><text:span text:style-name="T2"><text:line-break/></text:span><text:span text:style-name="T2"> mirroring protocols.</text:span></text:p>
              </text:list-item>
            </text:list>
            <text:list text:style-name="L1">
              <text:list-item>
                <text:p text:style-name="P4"><text:span text:style-name="T2">HAMMER transaction id (TID) </text:span><text:span text:style-name="T12">is</text:span><text:span text:style-name="T13"> the data tag.</text:span></text:p>
              </text:list-item>
            </text:list>
            <text:list text:style-name="L1">
              <text:list-item>
                <text:p text:style-name="P4"><text:span text:style-name="T2">All quorum protocol features are supportable.</text:span></text:p>
              </text:list-item>
            </text:list>
            <text:list text:style-name="L1">
              <text:list-item>
                <text:p text:style-name="P4"><text:span text:style-name="T2">Rules can be loosened depending on application.</text:span></text:p>
              </text:list-item>
            </text:list>
            <text:list text:style-name="L1">
              <text:list-item>
                <text:p text:style-name="P4"><text:span text:style-name="T2">Cache Coherency protocols will be very complex.</text:span></text:p>
              </text:list-item>
            </text:list>
            <text:list text:style-name="L1">
              <text:list-item>
                <text:p text:style-name="P4"><text:span text:style-name="T2">VFS Quorum protocols will be very complex.</text:span></text:p>
              </text:list-item>
            </text:list>
          </draw:text-box>
        </draw:frame>
        <presentation:notes draw:style-name="dp2">
          <draw:page-thumbnail draw:style-name="gr2" draw:layer="layout" svg:width="14.037cm" svg:height="10.476cm" svg:x="3.776cm" svg:y="2.123cm" draw:page-number="1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Liberation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system" style:font-pitch-asian="variable" style:font-size-asian="44pt" style:font-style-asian="normal" style:font-weight-asian="normal" style:font-family-complex="'Liberation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tthew Dillon</meta:initial-creator>
    <meta:creation-date>2008-10-09T19:32:18</meta:creation-date>
    <dc:creator>Matthew Dillon</dc:creator>
    <dc:date>2008-10-11T10:35:38</dc:date>
    <meta:editing-cycles>9</meta:editing-cycles>
    <meta:editing-duration>PT13M55S</meta:editing-duration>
    <meta:user-defined meta:name="Info 1"/>
    <meta:user-defined meta:name="Info 2"/>
    <meta:user-defined meta:name="Info 3"/>
    <meta:user-defined meta:name="Info 4"/>
    <meta:document-statistic meta:object-count="431"/>
  </office:meta>
</office:document-meta>
</file>